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charset="x-symbol"/>
    <style:font-face style:name="Lohit Hindi1" svg:font-family="'Lohit Hindi'"/>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1.559cm" style:rel-column-width="5807*"/>
    </style:style>
    <style:style style:name="Tabelle1.G" style:family="table-column">
      <style:table-column-properties style:column-width="2.004cm" style:rel-column-width="7465*"/>
    </style:style>
    <style:style style:name="Tabelle1.K" style:family="table-column">
      <style:table-column-properties style:column-width="1.559cm" style:rel-column-width="5811*"/>
    </style:style>
    <style:style style:name="Tabelle1.A1" style:family="table-cell">
      <style:table-cell-properties fo:padding="0.097cm" fo:border-left="0.05pt solid #000000" fo:border-right="none" fo:border-top="0.05pt solid #000000" fo:border-bottom="0.05pt solid #000000"/>
    </style:style>
    <style:style style:name="Tabelle1.K1" style:family="table-cell">
      <style:table-cell-properties fo:padding="0.097cm" fo:border="0.05pt solid #000000"/>
    </style:style>
    <style:style style:name="Tabelle1.D2" style:family="table-cell">
      <style:table-cell-properties fo:padding="0.097cm" fo:border-left="0.05pt solid #000000" fo:border-right="none" fo:border-top="none" fo:border-bottom="0.05pt solid #000000"/>
    </style:style>
    <style:style style:name="Tabelle1.K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6" style:family="paragraph" style:parent-style-name="Standard">
      <style:text-properties fo:color="#000000" style:font-name="Monospace" fo:font-size="10pt" style:font-name-asian="Monospace" style:font-size-asian="10pt" style:font-name-complex="Monospace" style:font-size-complex="10pt"/>
    </style:style>
    <style:style style:name="P7" style:family="paragraph" style:parent-style-name="Text_20_body">
      <style:text-properties fo:color="#000000" style:font-name="Monospace" fo:font-size="10pt" style:font-name-asian="Monospace" style:font-size-asian="10pt" style:font-name-complex="Monospace" style:font-size-complex="10pt"/>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style:font-size-asian="10pt" style:font-size-complex="10pt" style:text-rotation-angle="90" style:text-rotation-scale="line-height"/>
    </style:style>
    <style:style style:name="P10"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1" style:family="paragraph" style:parent-style-name="Table_20_Contents">
      <style:paragraph-properties fo:text-align="start" style:justify-single-word="false"/>
      <style:text-properties fo:font-size="10pt" officeooo:rsid="000a16ca" officeooo:paragraph-rsid="000a16ca" style:font-size-asian="10pt" style:font-size-complex="10pt" style:text-rotation-angle="90" style:text-rotation-scale="line-height"/>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paragraph-properties fo:text-align="center" style:justify-single-word="false"/>
      <style:text-properties style:font-name="Times New Roman1" fo:font-size="10pt" officeooo:rsid="000a16ca" officeooo:paragraph-rsid="000a16ca" style:font-name-asian="Webdings" style:font-size-asian="10pt" style:font-name-complex="Webdings" style:font-size-complex="10pt"/>
    </style:style>
    <style:style style:name="P14" style:family="paragraph" style:parent-style-name="Text_20_body" style:list-style-name="L1"/>
    <style:style style:name="P15" style:family="paragraph" style:parent-style-name="Text_20_body" style:list-style-name="L1">
      <style:text-properties officeooo:paragraph-rsid="000a16ca"/>
    </style:style>
    <style:style style:name="P16"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17"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18" style:family="paragraph" style:parent-style-name="Text_20_body" style:list-style-name="L2"/>
    <style:style style:name="P19" style:family="paragraph" style:parent-style-name="Text_20_body" style:list-style-name="L1">
      <style:text-properties style:font-name="Monospace" fo:font-size="10pt" style:font-name-asian="Monospace" style:font-size-asian="10pt" style:font-name-complex="Monospace" style:font-size-complex="10pt"/>
    </style:style>
    <style:style style:name="P20" style:family="paragraph" style:parent-style-name="Text_20_body">
      <style:text-properties officeooo:rsid="001c8246" officeooo:paragraph-rsid="000a16ca"/>
    </style:style>
    <style:style style:name="P21" style:family="paragraph" style:parent-style-name="Text_20_body">
      <style:text-properties officeooo:paragraph-rsid="000a16ca"/>
    </style:style>
    <style:style style:name="P22" style:family="paragraph" style:parent-style-name="Text_20_body">
      <style:text-properties officeooo:paragraph-rsid="000a3c82"/>
    </style:style>
    <style:style style:name="P23" style:family="paragraph" style:parent-style-name="Heading_20_3">
      <style:text-properties officeooo:rsid="001c8246" officeooo:paragraph-rsid="000a16ca"/>
    </style:style>
    <style:style style:name="P24" style:family="paragraph" style:parent-style-name="Heading_20_3">
      <style:text-properties officeooo:paragraph-rsid="000a16ca"/>
    </style:style>
    <style:style style:name="P25" style:family="paragraph" style:parent-style-name="Heading_20_3">
      <style:text-properties officeooo:rsid="000a16ca" officeooo:paragraph-rsid="000a16ca"/>
    </style:style>
    <style:style style:name="P26" style:family="paragraph" style:parent-style-name="Heading_20_3">
      <style:text-properties officeooo:paragraph-rsid="000a3c82"/>
    </style:style>
    <style:style style:name="P27" style:family="paragraph" style:parent-style-name="Heading_20_2">
      <style:text-properties officeooo:paragraph-rsid="000a16ca"/>
    </style:style>
    <style:style style:name="P28" style:family="paragraph" style:parent-style-name="Preformatted_20_Text">
      <style:text-properties officeooo:paragraph-rsid="000a16ca"/>
    </style:style>
    <style:style style:name="P29" style:family="paragraph" style:parent-style-name="Preformatted_20_Text">
      <style:paragraph-properties fo:margin-top="0cm" fo:margin-bottom="0.499cm" loext:contextual-spacing="false"/>
      <style:text-properties officeooo:paragraph-rsid="000a16ca"/>
    </style:style>
    <style:style style:name="P30" style:family="paragraph" style:parent-style-name="Standard" style:list-style-name="L1"/>
    <style:style style:name="P31"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2" style:family="paragraph" style:parent-style-name="Standard">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3"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4"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35" style:family="paragraph" style:parent-style-name="Standard" style:list-style-name="L1">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36" style:family="paragraph" style:parent-style-name="Standard" style:list-style-name="L1">
      <style:text-properties style:font-name="Monospace" fo:font-size="10pt" style:font-name-asian="Monospace" style:font-size-asian="10pt" style:font-name-complex="Monospace" style:font-size-complex="10pt"/>
    </style:style>
    <style:style style:name="P37"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38" style:family="paragraph" style:parent-style-name="Standard">
      <style:text-properties fo:font-size="10pt" style:font-size-asian="10pt" style:font-size-complex="10pt"/>
    </style:style>
    <style:style style:name="P39" style:family="paragraph" style:parent-style-name="Standard">
      <style:paragraph-properties fo:margin-left="0cm" fo:margin-right="0cm" fo:text-align="start" style:justify-single-word="false" fo:text-indent="0cm" style:auto-text-indent="false"/>
      <style:text-properties fo:color="#000000" fo:font-size="8pt" officeooo:paragraph-rsid="000a3c82" style:font-size-asian="8pt" style:font-size-complex="8pt"/>
    </style:style>
    <style:style style:name="P40" style:family="paragraph" style:parent-style-name="Standard">
      <style:paragraph-properties fo:margin-left="0cm" fo:margin-right="0cm" fo:text-align="start" style:justify-single-word="false" fo:text-indent="0cm" style:auto-text-indent="false"/>
      <style:text-properties officeooo:paragraph-rsid="000a3c82"/>
    </style:style>
    <style:style style:name="P41" style:family="paragraph" style:parent-style-name="Contents_20_3">
      <style:paragraph-properties>
        <style:tab-stops>
          <style:tab-stop style:position="16.591cm" style:type="right" style:leader-style="dotted" style:leader-text="."/>
        </style:tab-stops>
      </style:paragraph-properties>
    </style:style>
    <style:style style:name="P42"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7f0055" style:font-name="Monospace1" fo:font-size="10pt" fo:font-weight="bold" style:font-size-asian="10pt" style:font-weight-asian="bold"/>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000000" style:font-name="Monospace" style:font-name-asian="Monospace" style:font-name-complex="Monospace"/>
    </style:style>
    <style:style style:name="T9" style:family="text">
      <style:text-properties fo:color="#000000" style:text-underline-style="solid" style:text-underline-width="auto" style:text-underline-color="font-color"/>
    </style:style>
    <style:style style:name="T10" style:family="text">
      <style:text-properties fo:color="#000000" fo:font-style="italic" style:font-style-asian="italic" style:font-style-complex="italic"/>
    </style:style>
    <style:style style:name="T11" style:family="text">
      <style:text-properties fo:color="#000000" style:font-name="Times New Roman" fo:font-size="12pt" style:font-name-asian="Monospace" style:font-size-asian="12pt" style:font-name-complex="Monospace" style:font-size-complex="12pt"/>
    </style:style>
    <style:style style:name="T12" style:family="text">
      <style:text-properties fo:color="#000000" style:font-name="Monospace1" fo:font-size="10pt" style:font-size-asian="10pt"/>
    </style:style>
    <style:style style:name="T13" style:family="text">
      <style:text-properties fo:color="#000000" style:font-name="Monospace1" fo:font-size="10pt" officeooo:rsid="001d2a45" style:font-size-asian="10pt"/>
    </style:style>
    <style:style style:name="T14" style:family="text">
      <style:text-properties fo:color="#000000" style:font-name="Monospace1" fo:font-size="10pt" style:text-underline-style="solid" style:text-underline-width="auto" style:text-underline-color="font-color" style:font-size-asian="10pt"/>
    </style:style>
    <style:style style:name="T15" style:family="text">
      <style:text-properties fo:color="#000000" style:font-name="Monospace1" fo:font-size="10pt" fo:font-style="italic" style:font-size-asian="10pt" style:font-style-asian="italic"/>
    </style:style>
    <style:style style:name="T16" style:family="text">
      <style:text-properties fo:color="#2a00ff"/>
    </style:style>
    <style:style style:name="T17" style:family="text">
      <style:text-properties fo:color="#2a00ff" style:font-name="Monospace" style:font-name-asian="Monospace" style:font-name-complex="Monospace"/>
    </style:style>
    <style:style style:name="T18" style:family="text">
      <style:text-properties fo:color="#2a00ff" style:font-name="Monospace" fo:font-size="10pt" style:font-size-asian="10pt" style:font-size-complex="10pt"/>
    </style:style>
    <style:style style:name="T19" style:family="text">
      <style:text-properties fo:color="#2a00ff" fo:font-weight="normal" style:font-weight-asian="normal" style:font-weight-complex="normal"/>
    </style:style>
    <style:style style:name="T20" style:family="text">
      <style:text-properties fo:color="#2a00ff" style:font-name="Monospace1" fo:font-size="10pt" style:font-size-asian="10pt"/>
    </style:style>
    <style:style style:name="T21" style:family="text">
      <style:text-properties fo:color="#2a00ff" style:font-name="Monospace1" fo:font-size="10pt" officeooo:rsid="001d2a45" style:font-size-asian="10pt"/>
    </style:style>
    <style:style style:name="T22" style:family="text">
      <style:text-properties fo:color="#0000c0"/>
    </style:style>
    <style:style style:name="T23" style:family="text">
      <style:text-properties fo:color="#0000c0" fo:font-style="italic" style:font-style-asian="italic" style:font-style-complex="italic"/>
    </style:style>
    <style:style style:name="T24" style:family="text">
      <style:text-properties fo:color="#0000c0" style:font-name="Monospace" fo:font-style="italic" style:font-name-asian="Monospace" style:font-style-asian="italic" style:font-name-complex="Monospace" style:font-style-complex="italic"/>
    </style:style>
    <style:style style:name="T25" style:family="text">
      <style:text-properties fo:color="#0000c0" style:font-name="Monospace1" fo:font-size="10pt" fo:font-style="italic" fo:font-weight="bold" style:font-size-asian="10pt" style:font-style-asian="italic" style:font-weight-asian="bold"/>
    </style:style>
    <style:style style:name="T26" style:family="text">
      <style:text-properties fo:color="#646464"/>
    </style:style>
    <style:style style:name="T27" style:family="text">
      <style:text-properties fo:color="#3f7f5f"/>
    </style:style>
    <style:style style:name="T28" style:family="text">
      <style:text-properties fo:color="#3f7f5f" style:text-underline-style="solid" style:text-underline-width="auto" style:text-underline-color="font-color"/>
    </style:style>
    <style:style style:name="T29" style:family="text">
      <style:text-properties fo:color="#3f7f5f" style:font-name="Monospace1" fo:font-size="10pt" style:font-size-asian="10pt"/>
    </style:style>
    <style:style style:name="T30" style:family="text">
      <style:text-properties fo:color="#3f7f5f" style:font-name="Monospace1" fo:font-size="10pt" style:text-underline-style="solid" style:text-underline-width="auto" style:text-underline-color="font-color" style:font-size-asian="10pt"/>
    </style:style>
    <style:style style:name="T31" style:family="text">
      <style:text-properties style:font-name="Monospace" fo:font-size="10pt" fo:font-style="italic" style:font-size-asian="10pt" style:font-style-asian="italic" style:font-size-complex="10pt" style:font-style-complex="italic"/>
    </style:style>
    <style:style style:name="T32" style:family="text">
      <style:text-properties style:font-name="Monospace" fo:font-size="10pt" style:font-size-asian="10pt" style:font-size-complex="10pt"/>
    </style:style>
    <style:style style:name="T33" style:family="text">
      <style:text-properties style:font-name="Times New Roman"/>
    </style:style>
    <style:style style:name="T34" style:family="text">
      <style:text-properties officeooo:rsid="000a16ca"/>
    </style:style>
    <style:style style:name="T35" style:family="text">
      <style:text-properties officeooo:rsid="001c8246"/>
    </style:style>
    <style:style style:name="T36" style:family="text">
      <style:text-properties style:font-name="Monospace1" fo:font-size="10pt" style:font-size-asian="10pt"/>
    </style:style>
    <style:style style:name="T37" style:family="text">
      <style:text-properties style:font-name="Monospace1" fo:font-size="10pt" style:text-underline-style="solid" style:text-underline-width="auto" style:text-underline-color="font-color" style:font-size-asian="10pt"/>
    </style:style>
    <style:style style:name="T38" style:family="text">
      <style:text-properties fo:color="#6a3e3e" style:font-name="Monospace1" fo:font-size="10pt" style:font-size-asian="10pt"/>
    </style:style>
    <style:style style:name="T39" style:family="text">
      <style:text-properties officeooo:rsid="000a3c82"/>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931_418471081"/>Mustang project user documentation<text:bookmark-end text:name="__RefHeading__6931_418471081"/></text:h>
      <text:p text:style-name="Text_20_body">Jochen Stärk</text:p>
      <text:p text:style-name="Text_20_body">For Mustangproject 1.1.<text:span text:style-name="T34">1</text:span>, 201<text:span text:style-name="T34">5</text:span>-<text:span text:style-name="T34">03</text:span>-<text:span text:style-name="T34">31</text:span></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2"><text:a xlink:type="simple" xlink:href="#__RefHeading__6931_418471081" text:style-name="Index_20_Link" text:visited-style-name="Index_20_Link">Mustang project user documentation<text:tab/>1</text:a></text:p>
          <text:p text:style-name="P42"><text:a xlink:type="simple" xlink:href="#__RefHeading__6933_418471081" text:style-name="Index_20_Link" text:visited-style-name="Index_20_Link">About Mustangproject<text:tab/>1</text:a></text:p>
          <text:p text:style-name="P42"><text:a xlink:type="simple" xlink:href="#__RefHeading__6935_418471081" text:style-name="Index_20_Link" text:visited-style-name="Index_20_Link">Overview of ZUGFeRD-Solutions<text:tab/>1</text:a></text:p>
          <text:p text:style-name="P42"><text:a xlink:type="simple" xlink:href="#__RefHeading__6971_418471081" text:style-name="Index_20_Link" text:visited-style-name="Index_20_Link">Download/Project setup<text:tab/>2</text:a></text:p>
          <text:p text:style-name="P41"><text:a xlink:type="simple" xlink:href="#__RefHeading__6973_418471081" text:style-name="Index_20_Link" text:visited-style-name="Index_20_Link">Source code<text:tab/>2</text:a></text:p>
          <text:p text:style-name="P41"><text:a xlink:type="simple" xlink:href="#__RefHeading__6975_418471081" text:style-name="Index_20_Link" text:visited-style-name="Index_20_Link">Project setup without Maven<text:tab/>2</text:a></text:p>
          <text:p text:style-name="P41"><text:a xlink:type="simple" xlink:href="#__RefHeading__6977_418471081" text:style-name="Index_20_Link" text:visited-style-name="Index_20_Link">With Maven<text:tab/>3</text:a></text:p>
          <text:p text:style-name="P42"><text:a xlink:type="simple" xlink:href="#__RefHeading__6939_418471081" text:style-name="Index_20_Link" text:visited-style-name="Index_20_Link">Reading ZUGFeRD data<text:tab/>3</text:a></text:p>
          <text:p text:style-name="P41"><text:a xlink:type="simple" xlink:href="#__RefHeading__6941_418471081" text:style-name="Index_20_Link" text:visited-style-name="Index_20_Link">Complete sample source code for reading ZUGFeRD data<text:tab/>4</text:a></text:p>
          <text:p text:style-name="P42"><text:a xlink:type="simple" xlink:href="#__RefHeading__6943_418471081" text:style-name="Index_20_Link" text:visited-style-name="Index_20_Link">Writing a ZUGFeRD-PDF file<text:tab/>4</text:a></text:p>
          <text:p text:style-name="P41"><text:a xlink:type="simple" xlink:href="#__RefHeading__6945_418471081" text:style-name="Index_20_Link" text:visited-style-name="Index_20_Link">Complete source code example for writing ZUGFeRD PDFs<text:tab/>7</text:a></text:p>
          <text:p text:style-name="P41"><text:a xlink:type="simple" xlink:href="#__RefHeading__6979_418471081" text:style-name="Index_20_Link" text:visited-style-name="Index_20_Link">Writing custom XML-Data<text:tab/>11</text:a></text:p>
        </text:index-body>
      </text:table-of-content>
      <text:p text:style-name="Text_20_body"/>
      <text:h text:style-name="Heading_20_2" text:outline-level="2"><text:bookmark-start text:name="__RefHeading__6933_418471081"/>About Mustangproject<text:bookmark-end text:name="__RefHeading__6933_418471081"/></text:h>
      <text:p text:style-name="Text_20_body">Mustangproject is a Java-Library for extended („ZUGFeRD“-)metadata in PDF-invoices. It requires <text:span text:style-name="T34">the </text:span>Apache PDF<text:span text:style-name="T34">B</text:span>ox <text:span text:style-name="T34">library, uses PDF/A files as input and is, like </text:span>Apache PDFBox subject to the APL-License and can therefore, within the terms of the Apache Public License, be used for free in commercial and noncommercial projects as long as e.g. a according „Notice“-file is placed.</text:p>
      <text:h text:style-name="Heading_20_2" text:outline-level="2"><text:bookmark-start text:name="__RefHeading__6935_418471081"/>Overview <text:span text:style-name="T34">of ZUGFeRD-Solutions</text:span><text:bookmark-end text:name="__RefHeading__6935_418471081"/></text:h>
      <text:p text:style-name="Text_20_body"/>
      <table:table table:name="Tabelle1" table:style-name="Tabelle1">
        <table:table-column table:style-name="Tabelle1.A"/>
        <table:table-column table:style-name="Tabelle1.B"/>
        <table:table-column table:style-name="Tabelle1.A"/>
        <table:table-column table:style-name="Tabelle1.B"/>
        <table:table-column table:style-name="Tabelle1.A"/>
        <table:table-column table:style-name="Tabelle1.B"/>
        <table:table-column table:style-name="Tabelle1.G"/>
        <table:table-column table:style-name="Tabelle1.A"/>
        <table:table-column table:style-name="Tabelle1.B" table:number-columns-repeated="2"/>
        <table:table-column table:style-name="Tabelle1.K"/>
        <table:table-row>
          <table:table-cell table:style-name="Tabelle1.A1" table:number-rows-spanned="2" office:value-type="string">
            <text:p text:style-name="P8"/>
          </table:table-cell>
          <table:table-cell table:style-name="Tabelle1.A1" table:number-rows-spanned="2" office:value-type="string">
            <text:p text:style-name="P8">Platform</text:p>
          </table:table-cell>
          <table:table-cell table:style-name="Tabelle1.A1" table:number-rows-spanned="2" office:value-type="string">
            <text:p text:style-name="P8">License</text:p>
          </table:table-cell>
          <table:table-cell table:style-name="Tabelle1.A1" table:number-columns-spanned="4" office:value-type="string">
            <text:p text:style-name="P12">Functionality</text:p>
          </table:table-cell>
          <table:covered-table-cell/>
          <table:covered-table-cell/>
          <table:covered-table-cell/>
          <table:table-cell table:style-name="Tabelle1.A1" table:number-columns-spanned="3" office:value-type="string">
            <text:p text:style-name="P12">Viable for</text:p>
          </table:table-cell>
          <table:covered-table-cell/>
          <table:covered-table-cell/>
          <table:table-cell table:style-name="Tabelle1.K1" table:number-rows-spanned="2" office:value-type="string">
            <text:p text:style-name="P8">Price</text:p>
          </table:table-cell>
        </table:table-row>
        <table:table-row>
          <table:covered-table-cell/>
          <table:covered-table-cell/>
          <table:covered-table-cell/>
          <table:table-cell table:style-name="Tabelle1.D2" office:value-type="string">
            <text:p text:style-name="P10">Read PDF</text:p>
          </table:table-cell>
          <table:table-cell table:style-name="Tabelle1.D2" office:value-type="string">
            <text:p text:style-name="P9"><text:span text:style-name="T34">create</text:span> XML</text:p>
          </table:table-cell>
          <table:table-cell table:style-name="Tabelle1.D2" office:value-type="string">
            <text:p text:style-name="P10"><text:s/>write PDF</text:p>
          </table:table-cell>
          <table:table-cell table:style-name="Tabelle1.D2" office:value-type="string">
            <text:p text:style-name="P11">PDF/A-Conversion</text:p>
          </table:table-cell>
          <table:table-cell table:style-name="Tabelle1.D2" office:value-type="string">
            <text:p text:style-name="P9">Commercial software</text:p>
          </table:table-cell>
          <table:table-cell table:style-name="Tabelle1.D2" office:value-type="string">
            <text:p text:style-name="P9">Freeware</text:p>
          </table:table-cell>
          <table:table-cell table:style-name="Tabelle1.D2" office:value-type="string">
            <text:p text:style-name="P9">Open Source</text:p>
          </table:table-cell>
          <table:covered-table-cell/>
        </table:table-row>
        <table:table-row>
          <table:table-cell table:style-name="Tabelle1.D2" office:value-type="string">
            <text:p text:style-name="P8">intarsys</text:p>
          </table:table-cell>
          <table:table-cell table:style-name="Tabelle1.D2" office:value-type="string">
            <text:p text:style-name="P8">Java</text:p>
          </table:table-cell>
          <table:table-cell table:style-name="Tabelle1.D2" office:value-type="string">
            <text:p text:style-name="P8">proprietary</text:p>
          </table:table-cell>
          <table:table-cell table:style-name="Tabelle1.D2" office:value-type="string">
            <text:p text:style-name="P13">Yes</text:p>
          </table:table-cell>
          <table:table-cell table:style-name="Tabelle1.D2" office:value-type="string">
            <text:p text:style-name="P13">Yes</text:p>
          </table:table-cell>
          <table:table-cell table:style-name="Tabelle1.D2" office:value-type="string">
            <text:p text:style-name="P13">Yes</text:p>
          </table:table-cell>
          <table:table-cell table:style-name="Tabelle1.D2" office:value-type="string">
            <text:p text:style-name="P13">Yes</text:p>
          </table:table-cell>
          <table:table-cell table:style-name="Tabelle1.D2" office:value-type="string">
            <text:p text:style-name="P13">Yes</text:p>
          </table:table-cell>
          <table:table-cell table:style-name="Tabelle1.D2" office:value-type="string">
            <text:p text:style-name="P13">Yes</text:p>
          </table:table-cell>
          <table:table-cell table:style-name="Tabelle1.D2" office:value-type="string">
            <text:p text:style-name="P13">No</text:p>
          </table:table-cell>
          <table:table-cell table:style-name="Tabelle1.K3" office:value-type="string">
            <text:p text:style-name="P8">On request</text:p>
          </table:table-cell>
        </table:table-row>
        <table:table-row>
          <table:table-cell table:style-name="Tabelle1.D2" office:value-type="string">
            <text:p text:style-name="P8">Konik</text:p>
          </table:table-cell>
          <table:table-cell table:style-name="Tabelle1.D2" office:value-type="string">
            <text:p text:style-name="P8">Java</text:p>
          </table:table-cell>
          <table:table-cell table:style-name="Tabelle1.D2" office:value-type="string">
            <text:p text:style-name="P8">AGPL</text:p>
          </table:table-cell>
          <table:table-cell table:style-name="Tabelle1.D2" office:value-type="string">
            <text:p text:style-name="P13">Yes</text:p>
          </table:table-cell>
          <table:table-cell table:style-name="Tabelle1.D2" office:value-type="string">
            <text:p text:style-name="P13">Yes</text:p>
          </table:table-cell>
          <table:table-cell table:style-name="Tabelle1.D2" office:value-type="string">
            <text:p text:style-name="P13">Yes</text:p>
          </table:table-cell>
          <table:table-cell table:style-name="Tabelle1.D2" office:value-type="string">
            <text:p text:style-name="P13">No</text:p>
          </table:table-cell>
          <table:table-cell table:style-name="Tabelle1.D2" office:value-type="string">
            <text:p text:style-name="P13">No</text:p>
          </table:table-cell>
          <table:table-cell table:style-name="Tabelle1.D2" office:value-type="string">
            <text:p text:style-name="P13">No</text:p>
          </table:table-cell>
          <table:table-cell table:style-name="Tabelle1.D2" office:value-type="string">
            <text:p text:style-name="P13">Yes</text:p>
          </table:table-cell>
          <table:table-cell table:style-name="Tabelle1.K3" office:value-type="string">
            <text:p text:style-name="P8">0 €</text:p>
          </table:table-cell>
        </table:table-row>
        <table:table-row>
          <table:table-cell table:style-name="Tabelle1.D2" office:value-type="string">
            <text:p text:style-name="P8">Mustang</text:p>
          </table:table-cell>
          <table:table-cell table:style-name="Tabelle1.D2" office:value-type="string">
            <text:p text:style-name="P8">Java</text:p>
          </table:table-cell>
          <table:table-cell table:style-name="Tabelle1.D2" office:value-type="string">
            <text:p text:style-name="P8">APL</text:p>
          </table:table-cell>
          <table:table-cell table:style-name="Tabelle1.D2" office:value-type="string">
            <text:p text:style-name="P13">Yes</text:p>
          </table:table-cell>
          <table:table-cell table:style-name="Tabelle1.D2" office:value-type="string">
            <text:p text:style-name="P13">Yes</text:p>
          </table:table-cell>
          <table:table-cell table:style-name="Tabelle1.D2" office:value-type="string">
            <text:p text:style-name="P13">Yes</text:p>
          </table:table-cell>
          <table:table-cell table:style-name="Tabelle1.D2" office:value-type="string">
            <text:p text:style-name="P13">No</text:p>
          </table:table-cell>
          <table:table-cell table:style-name="Tabelle1.D2" office:value-type="string">
            <text:p text:style-name="P13">Yes</text:p>
          </table:table-cell>
          <table:table-cell table:style-name="Tabelle1.D2" office:value-type="string">
            <text:p text:style-name="P13">Yes</text:p>
          </table:table-cell>
          <table:table-cell table:style-name="Tabelle1.D2" office:value-type="string">
            <text:p text:style-name="P13">Yes</text:p>
          </table:table-cell>
          <table:table-cell table:style-name="Tabelle1.K3" office:value-type="string">
            <text:p text:style-name="P8">0 €</text:p>
          </table:table-cell>
        </table:table-row>
        <text:soft-page-break/>
        <table:table-row>
          <table:table-cell table:style-name="Tabelle1.D2" office:value-type="string">
            <text:p text:style-name="P8">https://github.com/stephanstapel/ZUGFeRD-csharp</text:p>
          </table:table-cell>
          <table:table-cell table:style-name="Tabelle1.D2" office:value-type="string">
            <text:p text:style-name="P8">C#</text:p>
          </table:table-cell>
          <table:table-cell table:style-name="Tabelle1.D2" office:value-type="string">
            <text:p text:style-name="P8">APL</text:p>
          </table:table-cell>
          <table:table-cell table:style-name="Tabelle1.D2" office:value-type="string">
            <text:p text:style-name="P13">Yes</text:p>
          </table:table-cell>
          <table:table-cell table:style-name="Tabelle1.D2" office:value-type="string">
            <text:p text:style-name="P13">Yes</text:p>
          </table:table-cell>
          <table:table-cell table:style-name="Tabelle1.D2" office:value-type="string">
            <text:p text:style-name="P13">No</text:p>
          </table:table-cell>
          <table:table-cell table:style-name="Tabelle1.D2" office:value-type="string">
            <text:p text:style-name="P13">No</text:p>
          </table:table-cell>
          <table:table-cell table:style-name="Tabelle1.D2" office:value-type="string">
            <text:p text:style-name="P13">Yes</text:p>
          </table:table-cell>
          <table:table-cell table:style-name="Tabelle1.D2" office:value-type="string">
            <text:p text:style-name="P13">Yes</text:p>
          </table:table-cell>
          <table:table-cell table:style-name="Tabelle1.D2" office:value-type="string">
            <text:p text:style-name="P13">Yes</text:p>
          </table:table-cell>
          <table:table-cell table:style-name="Tabelle1.K3" office:value-type="string">
            <text:p text:style-name="P8">0 €</text:p>
          </table:table-cell>
        </table:table-row>
        <table:table-row>
          <table:table-cell table:style-name="Tabelle1.D2" office:value-type="string">
            <text:p text:style-name="P8">https://github.com/opendatalab-de/zugferd</text:p>
          </table:table-cell>
          <table:table-cell table:style-name="Tabelle1.D2" office:value-type="string">
            <text:p text:style-name="P8">Java</text:p>
          </table:table-cell>
          <table:table-cell table:style-name="Tabelle1.D2" office:value-type="string">
            <text:p text:style-name="P8">APL</text:p>
          </table:table-cell>
          <table:table-cell table:style-name="Tabelle1.D2" office:value-type="string">
            <text:p text:style-name="P13">Yes</text:p>
          </table:table-cell>
          <table:table-cell table:style-name="Tabelle1.D2" office:value-type="string">
            <text:p text:style-name="P13">Yes</text:p>
          </table:table-cell>
          <table:table-cell table:style-name="Tabelle1.D2" office:value-type="string">
            <text:p text:style-name="P13">No</text:p>
          </table:table-cell>
          <table:table-cell table:style-name="Tabelle1.D2" office:value-type="string">
            <text:p text:style-name="P13">No</text:p>
          </table:table-cell>
          <table:table-cell table:style-name="Tabelle1.D2" office:value-type="string">
            <text:p text:style-name="P13">Yes</text:p>
          </table:table-cell>
          <table:table-cell table:style-name="Tabelle1.D2" office:value-type="string">
            <text:p text:style-name="P13">Yes</text:p>
          </table:table-cell>
          <table:table-cell table:style-name="Tabelle1.D2" office:value-type="string">
            <text:p text:style-name="P13">Yes</text:p>
          </table:table-cell>
          <table:table-cell table:style-name="Tabelle1.K3" office:value-type="string">
            <text:p text:style-name="P8">0 €</text:p>
          </table:table-cell>
        </table:table-row>
      </table:table>
      <text:p text:style-name="Standard"/>
      <text:h text:style-name="Heading_20_2" text:outline-level="2"/>
      <text:p text:style-name="Text_20_body"/>
      <text:h text:style-name="P27" text:outline-level="2"><text:bookmark-start text:name="__RefHeading__6971_418471081"/><text:span text:style-name="T35">Download/Project setup</text:span><text:bookmark-end text:name="__RefHeading__6971_418471081"/></text:h>
      <text:h text:style-name="P23" text:outline-level="3"><text:bookmark-start text:name="__RefHeading__6973_418471081"/>Source code<text:bookmark-end text:name="__RefHeading__6973_418471081"/></text:h>
      <text:p text:style-name="P20"><text:span text:style-name="T34">Home of the </text:span>Mustangprojekt <text:span text:style-name="T34">source code</text:span> i<text:span text:style-name="T34">s</text:span> <text:a xlink:type="simple" xlink:href="https://github.com/Rayman2200/PDFA3" text:style-name="Internet_20_link" text:visited-style-name="Visited_20_Internet_20_Link">https://github.com/Rayman2200/PDFA3</text:a></text:p>
      <text:h text:style-name="P25" text:outline-level="3"><text:bookmark-start text:name="__RefHeading__6975_418471081"/>Project setup without Maven<text:bookmark-end text:name="__RefHeading__6975_418471081"/></text:h>
      <text:p text:style-name="Text_20_body">With installed OpenOffice.org or LibreOffice and Eclipse for Java.</text:p>
      <text:list xml:id="list7280062015376237787" text:style-name="L1">
        <text:list-item>
          <text:p text:style-name="P15">Start Eclipse, create a new Java-Eclipse-project, e.g. „MustangSample“. </text:p>
        </text:list-item>
        <text:list-item>
          <text:p text:style-name="P15">Change to that folder.</text:p>
        </text:list-item>
        <text:list-item>
          <text:p text:style-name="P14">Download </text:p>
          <text:list>
            <text:list-item>
              <text:p text:style-name="P14">Apache PDFBox</text:p>
              <text:list>
                <text:list-item>
                  <text:p text:style-name="P14">from http://apache.openmirror.de/pdfbox/1.8.<text:span text:style-name="T34">8</text:span>/pdfbox-1.8.<text:span text:style-name="T34">8</text:span>.jar </text:p>
                </text:list-item>
                <text:list-item>
                  <text:p text:style-name="P14">from http://apache.openmirror.de/pdfbox/1.8.<text:span text:style-name="T34">8</text:span>/preflight-app-1.8.<text:span text:style-name="T34">8</text:span>.jar </text:p>
                </text:list-item>
                <text:list-item>
                  <text:p text:style-name="P14">from http://apache.openmirror.de/pdfbox/1.8.<text:span text:style-name="T34">8</text:span>/xmpbox-1.8.<text:span text:style-name="T34">8</text:span>.jar <text:s/></text:p>
                </text:list-item>
              </text:list>
            </text:list-item>
            <text:list-item>
              <text:p text:style-name="P14">Mustang</text:p>
              <text:list>
                <text:list-item>
                  <text:p text:style-name="P30">the JAR file <text:a xlink:type="simple" xlink:href="http://mustangproject.org/deploy/mustang-1.1.1.jar" text:style-name="Internet_20_link" text:visited-style-name="Visited_20_Internet_20_Link">http://mustangproject.org/deploy/mustang-1.1.</text:a><text:a xlink:type="simple" xlink:href="http://mustangproject.org/deploy/mustang-1.1.1.jar" text:style-name="Internet_20_link" text:visited-style-name="Visited_20_Internet_20_Link"><text:span text:style-name="T34">1</text:span></text:a><text:a xlink:type="simple" xlink:href="http://mustangproject.org/deploy/mustang-1.1.1.jar" text:style-name="Internet_20_link" text:visited-style-name="Visited_20_Internet_20_Link">.jar</text:a></text:p>
                </text:list-item>
                <text:list-item>
                  <text:p text:style-name="P14">the notice file <text:s/><text:a xlink:type="simple" xlink:href="http://mustangproject.org/deploy/NOTICE" text:style-name="Internet_20_link" text:visited-style-name="Visited_20_Internet_20_Link">http://mustangproject.org/deploy/NOTICE</text:a> </text:p>
                </text:list-item>
              </text:list>
            </text:list-item>
            <text:list-item>
              <text:p text:style-name="P14">Download the sample </text:p>
              <text:list>
                <text:list-item>
                  <text:p text:style-name="P14">from <text:a xlink:type="simple" xlink:href="http://www.mustangproject.org/MustangGnuaccountingBeispielRE-20140703_502.pdf" text:style-name="Internet_20_link" text:visited-style-name="Visited_20_Internet_20_Link">http://www.mustangproject.org/MustangGnuaccountingBeispielRE-20140703_502.pdf</text:a></text:p>
                </text:list-item>
                <text:list-item>
                  <text:p text:style-name="P14">Either </text:p>
                  <text:list>
                    <text:list-item>
                      <text:p text:style-name="P14">Download <text:a xlink:type="simple" xlink:href="http://www.mustangproject.org/MustangGnuaccountingBeispielRE-20140628_502.odt" text:style-name="Internet_20_link" text:visited-style-name="Visited_20_Internet_20_Link">http://www.mustangproject.org/MustangGnuaccountingBeispielRE-</text:a><text:soft-page-break/><text:a xlink:type="simple" xlink:href="http://www.mustangproject.org/MustangGnuaccountingBeispielRE-20140628_502.odt" text:style-name="Internet_20_link" text:visited-style-name="Visited_20_Internet_20_Link">20140703_502.odt</text:a> <text:s/></text:p>
                    </text:list-item>
                    <text:list-item>
                      <text:p text:style-name="P14">Open this OpenOffice.org source file in Writer</text:p>
                    </text:list-item>
                    <text:list-item>
                      <text:p text:style-name="P14">File|Export as PDF: Set the Checkbox PDF/A-1a in the export options</text:p>
                    </text:list-item>
                    <text:list-item>
                      <text:p text:style-name="P14">Save the PDF-Datei as „<text:a xlink:type="simple" xlink:href="http://www.mustangproject.org/MustangGnuaccountingBeispielRE-20140628_502.odt" text:style-name="Internet_20_link" text:visited-style-name="Visited_20_Internet_20_Link">MustangGnuaccountingBeispielRE-20140703_502blanko.pdf</text:a>“ <text:s/></text:p>
                    </text:list-item>
                  </text:list>
                </text:list-item>
                <text:list-item>
                  <text:p text:style-name="P14">alternatively </text:p>
                  <text:list>
                    <text:list-item>
                      <text:p text:style-name="P14">dowload blank PDF without ZUGFeRD metadata from <text:a xlink:type="simple" xlink:href="http://www.mustangproject.org/MustangGnuaccountingBeispielRE-20140628_502blanko.pdf" text:style-name="Internet_20_link" text:visited-style-name="Visited_20_Internet_20_Link">http://www.mustangproject.org/MustangGnuaccountingBeispielRE-20140703_502blanko.pdf</text:a> <text:s text:c="3"/></text:p>
                    </text:list-item>
                  </text:list>
                  <text:p text:style-name="P14"/>
                </text:list-item>
              </text:list>
            </text:list-item>
          </text:list>
        </text:list-item>
        <text:list-item>
          <text:p text:style-name="P14">Switch back to Eclipse. Add all four downloaded JAR files to your project (right click on project name, Properties) add as „external Jar“ to the „Build Path“ in the „libraries“ tab.</text:p>
        </text:list-item>
      </text:list>
      <text:h text:style-name="P24" text:outline-level="3"><text:bookmark-start text:name="__RefHeading__6977_418471081"/><text:span text:style-name="T34">With</text:span> Maven<text:bookmark-end text:name="__RefHeading__6977_418471081"/></text:h>
      <text:p text:style-name="P21"><text:span text:style-name="T34">The following</text:span> <text:span text:style-name="T34">r</text:span>epository</text:p>
      <text:p text:style-name="P21">&lt;repositories&gt;</text:p>
      <text:p text:style-name="P28"><text:s text:c="4"/>&lt;repository&gt;</text:p>
      <text:p text:style-name="P28"><text:s text:c="8"/>&lt;id&gt;mustang-mvn-repo&lt;/id&gt;</text:p>
      <text:p text:style-name="P28"><text:s text:c="8"/>&lt;url&gt;https://raw.github.com/Rayman2200/PDFA3/mvn-repo/&lt;/url&gt;</text:p>
      <text:p text:style-name="P28"><text:s text:c="4"/>&lt;/repository&gt;</text:p>
      <text:p text:style-name="P29">&lt;/repositories&gt;</text:p>
      <text:p text:style-name="P20"><text:span text:style-name="T34">serves the following d</text:span>ependency</text:p>
      <text:p text:style-name="P28">&lt;dependency&gt;</text:p>
      <text:p text:style-name="P28"><text:s text:c="2"/>&lt;groupId&gt;org.mustangproject.ZUGFeRD&lt;/groupId&gt;</text:p>
      <text:p text:style-name="P28"><text:s text:c="2"/>&lt;artifactId&gt;mustang&lt;/artifactId&gt;</text:p>
      <text:p text:style-name="P28"><text:s text:c="2"/>&lt;version&gt;1.1.1&lt;/version&gt;</text:p>
      <text:p text:style-name="P29">&lt;/dependency&gt;</text:p>
      <text:h text:style-name="Heading_20_2" text:outline-level="2"><text:bookmark-start text:name="__RefHeading__6939_418471081"/>Reading ZUGFeRD <text:span text:style-name="T39">data</text:span><text:bookmark-end text:name="__RefHeading__6939_418471081"/></text:h>
      <text:list xml:id="list180502521664951" text:continue-numbering="true" text:style-name="L1">
        <text:list-item>
          <text:p text:style-name="P16">Create a new class in the src folder, called Reader. Check the „Public static void main()“ <text:s/>checkbox.</text:p>
        </text:list-item>
        <text:list-item>
          <text:p text:style-name="P31">Within the main method, enter „ZUGFeRDImporter zi=<text:span text:style-name="T1">new</text:span> ZUGFeRDImporter();“ and add the import by pressing STRG+SHIFT+O</text:p>
        </text:list-item>
        <text:list-item>
          <text:p text:style-name="P31">use zi.extract(PDF-filename) and <text:s/>canParse() to find out if ZUGFeRD-Data is present. </text:p>
        </text:list-item>
        <text:list-item>
          <text:p text:style-name="P31">After invoking zi.parse() you can access the getter-Methods like getAmount()</text:p>
        </text:list-item>
        <text:list-item>
          <text:p text:style-name="P31">There are only getters for few properties but additional ones can be addded easily. Which data is available can be seen in the ZUGFeRD-invoice.xml file embedded any ZUGFeRD compliant PDF</text:p>
        </text:list-item>
      </text:list>
      <text:p text:style-name="P32"/>
      <text:h text:style-name="Heading_20_3" text:outline-level="3"><text:bookmark-start text:name="__RefHeading__6941_418471081"/><text:soft-page-break/>Complete sample source code for reading <text:span text:style-name="T34">ZUGFeRD data</text:span><text:bookmark-end text:name="__RefHeading__6941_418471081"/></text:h>
      <text:list xml:id="list180502207886255" text:continue-numbering="true" text:style-name="L1">
        <text:list-header>
          <text:p text:style-name="P33"><text:s/></text:p>
        </text:list-header>
      </text:list>
      <text:p text:style-name="P6"><text:span text:style-name="T1">package</text:span> sample;</text:p>
      <text:p text:style-name="P4"/>
      <text:p text:style-name="P4"><text:span text:style-name="T1">import</text:span><text:span text:style-name="T5"> org.mustangproject.ZUGFeRD.ZUGFeRDImporter;</text:span></text:p>
      <text:p text:style-name="P4"/>
      <text:p text:style-name="P4"><text:span text:style-name="T1">public</text:span><text:span text:style-name="T5"> </text:span><text:span text:style-name="T1">class</text:span><text:span text:style-name="T5"> Read {</text:span></text:p>
      <text:p text:style-name="P4"/>
      <text:p text:style-name="P4"><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4"><text:span text:style-name="T5"><text:tab/><text:tab/>ZUGFeRDImporter zi=</text:span><text:span text:style-name="T1">new</text:span><text:span text:style-name="T5"> ZUGFeRDImporter();</text:span></text:p>
      <text:p text:style-name="P4"><text:span text:style-name="T5"><text:tab/><text:tab/>zi.extract(</text:span><text:span text:style-name="T16">"./MustangGnuaccountingBeispielRE-20140703_502.pdf"</text:span><text:span text:style-name="T5">);</text:span></text:p>
      <text:p text:style-name="P4"><text:span text:style-name="T5"><text:tab/><text:tab/>System.</text:span><text:span text:style-name="T23">out</text:span><text:span text:style-name="T5">.println(</text:span><text:span text:style-name="T16">"Reading ZUGFeRD"</text:span><text:span text:style-name="T5">);</text:span></text:p>
      <text:p text:style-name="P4"><text:span text:style-name="T5"><text:tab/><text:tab/></text:span><text:span text:style-name="T1">if</text:span><text:span text:style-name="T5"> (zi.canParse()) {</text:span></text:p>
      <text:p text:style-name="P2"><text:tab/><text:tab/><text:tab/>zi.parse();</text:p>
      <text:p text:style-name="P4"><text:span text:style-name="T5"><text:tab/><text:tab/><text:tab/>System.</text:span><text:span text:style-name="T23">out</text:span><text:span text:style-name="T5">.println(</text:span><text:span text:style-name="T16">"Due amount:"</text:span><text:span text:style-name="T5">+zi.getAmount());</text:span></text:p>
      <text:p text:style-name="P4"><text:span text:style-name="T5"><text:tab/><text:tab/><text:tab/>System.</text:span><text:span text:style-name="T23">out</text:span><text:span text:style-name="T5">.println(</text:span><text:span text:style-name="T16">"BIC:"</text:span><text:span text:style-name="T5">+zi.getBIC());</text:span></text:p>
      <text:p text:style-name="P4"><text:span text:style-name="T5"><text:tab/><text:tab/><text:tab/>System.</text:span><text:span text:style-name="T23">out</text:span><text:span text:style-name="T5">.println(</text:span><text:span text:style-name="T16">"IBAN:"</text:span><text:span text:style-name="T5">+zi.getIBAN());</text:span></text:p>
      <text:p text:style-name="P4"><text:span text:style-name="T5"><text:tab/><text:tab/><text:tab/>System.</text:span><text:span text:style-name="T23">out</text:span><text:span text:style-name="T5">.println(</text:span><text:span text:style-name="T16">"Account holder name:"</text:span><text:span text:style-name="T5">+zi.getHolder());</text:span></text:p>
      <text:p text:style-name="P4"><text:span text:style-name="T5"><text:tab/><text:tab/><text:tab/>System.</text:span><text:span text:style-name="T23">out</text:span><text:span text:style-name="T5">.println(</text:span><text:span text:style-name="T16">"Document:"</text:span><text:span text:style-name="T5">+zi.getForeignReference());</text:span></text:p>
      <text:p text:style-name="P2"/>
      <text:p text:style-name="P2"><text:tab/><text:tab/><text:tab/></text:p>
      <text:p text:style-name="P2"><text:tab/><text:tab/>}</text:p>
      <text:p text:style-name="P2"><text:tab/><text:tab/></text:p>
      <text:p text:style-name="P4"/>
      <text:p text:style-name="P2"><text:tab/>}</text:p>
      <text:p text:style-name="P4"/>
      <text:p text:style-name="P2">}</text:p>
      <text:p text:style-name="P7"/>
      <text:h text:style-name="Heading_20_2" text:outline-level="2"><text:bookmark-start text:name="__RefHeading__6943_418471081"/>Writing <text:span text:style-name="T34">a </text:span>ZUGFeRD-<text:span text:style-name="T34">PDF file</text:span><text:bookmark-end text:name="__RefHeading__6943_418471081"/></text:h>
      <text:p text:style-name="Text_20_body">A sample for writing ZUGFeRD PDFs is more comprehensive, because </text:p>
      <text:list xml:id="list4909434781715666926" text:style-name="L2">
        <text:list-item>
          <text:p text:style-name="P18">more data is being written than read in the read example and</text:p>
        </text:list-item>
        <text:list-item>
          <text:p text:style-name="P18">the exporter interacts via interfaces with your software in a kind of „pull-method“. While this avoids redundant data a sample is more exhaustive because the sample has to store the data in the memory, which any productive software already does. </text:p>
        </text:list-item>
      </text:list>
      <text:p text:style-name="Text_20_body">The alternative ZUGFeRD-Open-Source-project Konik (http://konik.io) follows a more conventional „push-method“ in which data is stored redundantly (if used alongside a ordinary sotware) by using setter-methods but which conveniently does not require you to cater for the availability of the getter methods.</text:p>
      <text:p text:style-name="Text_20_body"/>
      <text:list xml:id="list180504145562804" text:continue-list="list180502207886255" text:style-name="L1">
        <text:list-item text:start-value="1">
          <text:p text:style-name="P14">Create a new class in the src-folder, e.g. MustangWriter. Check the checkbox to generate „Public static void main()“ .</text:p>
        </text:list-item>
        <text:list-item>
          <text:p text:style-name="P14">Change <text:s/><text:span text:style-name="T2">public</text:span><text:span text:style-name="T6"> </text:span><text:span text:style-name="T2">class</text:span><text:span text:style-name="T6"> MustangWriter to </text:span><text:span text:style-name="T2">public</text:span><text:span text:style-name="T6"> </text:span><text:span text:style-name="T2">class</text:span><text:span text:style-name="T6"> </text:span><text:span text:style-name="T7">MainClass</text:span><text:span text:style-name="T6"> </text:span><text:span text:style-name="T2">implements</text:span><text:span text:style-name="T6"> IZUGFeRDExportableTransaction</text:span></text:p>
        </text:list-item>
        <text:list-item>
          <text:p text:style-name="P14"><text:span text:style-name="T11">Add the following classes in in the same file:</text:span><text:span text:style-name="T6"> </text:span></text:p>
          <text:list>
            <text:list-item>
              <text:p text:style-name="P14"><text:span text:style-name="T6">add </text:span><text:span text:style-name="T2">class</text:span><text:span text:style-name="T6"> </text:span><text:span text:style-name="T7">Contact</text:span><text:span text:style-name="T6"> </text:span><text:span text:style-name="T2">implements</text:span><text:span text:style-name="T6"> IZUGFeRDExportableContact {}</text:span></text:p>
            </text:list-item>
            <text:list-item>
              <text:p text:style-name="P36"><text:soft-page-break/><text:span text:style-name="T1">class</text:span><text:span text:style-name="T5"> </text:span><text:span text:style-name="T9">Item</text:span><text:span text:style-name="T5"> </text:span><text:span text:style-name="T1">implements</text:span><text:span text:style-name="T5"> IZUGFeRDExportableItem {</text:span></text:p>
              <text:list>
                <text:list-header>
                  <text:p text:style-name="P36"><text:span text:style-name="T1">private</text:span><text:span text:style-name="T5"> BigDecimal </text:span><text:span text:style-name="T22">price</text:span><text:span text:style-name="T5">, </text:span><text:span text:style-name="T22">priceGross</text:span><text:span text:style-name="T5">, </text:span><text:span text:style-name="T22">quantity</text:span><text:span text:style-name="T5">, </text:span><text:span text:style-name="T22">totalGross</text:span><text:span text:style-name="T5">;</text:span></text:p>
                </text:list-header>
              </text:list>
            </text:list-item>
          </text:list>
          <text:p text:style-name="P37"><text:span text:style-name="T5"><text:tab/></text:span><text:span text:style-name="T1">private</text:span><text:span text:style-name="T5"> Product </text:span><text:span text:style-name="T22">product</text:span><text:span text:style-name="T5">;</text:span></text:p>
          <text:list text:continue-numbering="true">
            <text:list-header>
              <text:p text:style-name="P34">}</text:p>
            </text:list-header>
            <text:list-item>
              <text:p text:style-name="P36"><text:span text:style-name="T1">class</text:span><text:span text:style-name="T5"> Product </text:span><text:span text:style-name="T1">implements</text:span><text:span text:style-name="T5"> IZUGFeRDExportableProduct {</text:span></text:p>
              <text:list>
                <text:list-header>
                  <text:p text:style-name="P36"><text:span text:style-name="T1">private</text:span><text:span text:style-name="T5"> String </text:span><text:span text:style-name="T22">description</text:span><text:span text:style-name="T5">, </text:span><text:span text:style-name="T22">name</text:span><text:span text:style-name="T5">, </text:span><text:span text:style-name="T22">unit</text:span><text:span text:style-name="T5">;</text:span></text:p>
                </text:list-header>
              </text:list>
            </text:list-item>
          </text:list>
          <text:p text:style-name="P37"><text:span text:style-name="T5"><text:tab/></text:span><text:span text:style-name="T1">private</text:span><text:span text:style-name="T5"> BigDecimal </text:span><text:span text:style-name="T22">VATPercent</text:span><text:span text:style-name="T5">;</text:span></text:p>
          <text:list text:continue-numbering="true">
            <text:list-header>
              <text:p text:style-name="P35">}</text:p>
            </text:list-header>
          </text:list>
        </text:list-item>
        <text:list-item>
          <text:p text:style-name="P16">Generate the imports by pressing CTRL+SHIFT+O</text:p>
        </text:list-item>
        <text:list-item>
          <text:p text:style-name="P16">Click left on MustangWriter and press ALT+SHIFT+S, select Override/Implement Methods and press return.</text:p>
        </text:list-item>
        <text:list-item>
          <text:p text:style-name="P16">Click on Contact and repeat the last step.</text:p>
        </text:list-item>
        <text:list-item>
          <text:p text:style-name="P16"><text:span text:style-name="T33">Click It</text:span>em, mark the variables, press ALT+SHIFT+S <text:s/>and select <text:s/>„Generate Getters and Setters“. Mark all members and press return.</text:p>
        </text:list-item>
        <text:list-item>
          <text:p text:style-name="P16">Click again on Item, press ALT+SHIFT+S and select „Generate Constructor using Fields“. Choose again all member variables and press return.</text:p>
        </text:list-item>
        <text:list-item>
          <text:p text:style-name="P16">Repeat the last two steps for „Product“: Click Product, mark the variables, press ALT+SHIFT+S and select „Generate Getters and Setters“. Choose all members and press return.</text:p>
        </text:list-item>
        <text:list-item>
          <text:p text:style-name="P16">Click on Product again, press ALT+SHIFT+S and select „Generate Constructor using Fields“. Choose all members again and press return.</text:p>
        </text:list-item>
        <text:list-item>
          <text:p text:style-name="P16">The following methods of Contact should return the following:</text:p>
          <text:list>
            <text:list-item>
              <text:p text:style-name="P36"><text:span text:style-name="T5">getCountry(): </text:span><text:span text:style-name="T16">"DE"</text:span></text:p>
            </text:list-item>
            <text:list-item>
              <text:p text:style-name="P36"><text:span text:style-name="T5">getLocation(): </text:span><text:span text:style-name="T16">"Spielkreis"</text:span></text:p>
            </text:list-item>
            <text:list-item>
              <text:p text:style-name="P36"><text:span text:style-name="T5">getName(): </text:span><text:span text:style-name="T16">"Theodor Est"</text:span></text:p>
            </text:list-item>
            <text:list-item>
              <text:p text:style-name="P36"><text:span text:style-name="T5">getStreet(): </text:span><text:span text:style-name="T16">"Bahnstr. 42"</text:span></text:p>
            </text:list-item>
            <text:list-item>
              <text:p text:style-name="P36"><text:span text:style-name="T5">getVATID(): </text:span><text:span text:style-name="T16">"DE999999999"</text:span></text:p>
            </text:list-item>
            <text:list-item>
              <text:p text:style-name="P36"><text:span text:style-name="T5">getZIP(): </text:span><text:span text:style-name="T16">"88802"</text:span><text:span text:style-name="T5">;</text:span></text:p>
            </text:list-item>
          </text:list>
        </text:list-item>
        <text:list-item>
          <text:p text:style-name="P17">The following methods of the main class should return the following:</text:p>
          <text:list>
            <text:list-item>
              <text:p text:style-name="P37"><text:span text:style-name="T5">getDeliveryDate(): </text:span><text:span text:style-name="T1">new</text:span><text:span text:style-name="T5"> GregorianCalendar(2014,Calendar.</text:span><text:span text:style-name="T23">JULY</text:span><text:span text:style-name="T5">,3).getTime()</text:span></text:p>
            </text:list-item>
            <text:list-item>
              <text:p text:style-name="P33">CTRL+SHIFT+O will import the necessary <text:s/>GregorianCalendar class</text:p>
            </text:list-item>
            <text:list-item>
              <text:p text:style-name="P19"><text:span text:style-name="T8">getDueDate(): </text:span><text:span text:style-name="T3">new</text:span><text:span text:style-name="T8"> GregorianCalendar(2014,Calendar.</text:span><text:span text:style-name="T24">JULY</text:span><text:span text:style-name="T8">,24).getTime()</text:span></text:p>
            </text:list-item>
            <text:list-item>
              <text:p text:style-name="P19"><text:span text:style-name="T8">getIssueDate(): </text:span><text:span text:style-name="T3">new</text:span><text:span text:style-name="T8"> GregorianCalendar(2014,Calendar.</text:span><text:span text:style-name="T23">JULY</text:span><text:span text:style-name="T8">,3).getTime()</text:span></text:p>
            </text:list-item>
            <text:list-item>
              <text:p text:style-name="P19"><text:span text:style-name="T8">getNumber(): </text:span><text:span text:style-name="T17">"RE-20140703/502"</text:span></text:p>
            </text:list-item>
            <text:list-item>
              <text:p text:style-name="P19"><text:span text:style-name="T8">getOwnBIC(): </text:span><text:span text:style-name="T17">"COBADEFXXX"</text:span></text:p>
            </text:list-item>
            <text:list-item>
              <text:p text:style-name="P19"><text:span text:style-name="T5">getOwnBankName(): </text:span><text:span text:style-name="T19">"Commerzbank"</text:span></text:p>
            </text:list-item>
            <text:list-item>
              <text:p text:style-name="P37"><text:span text:style-name="T5">getOwnCountry() </text:span><text:span text:style-name="T16">"DE"</text:span></text:p>
            </text:list-item>
            <text:list-item>
              <text:p text:style-name="P19"><text:span text:style-name="T5">getOwnIBAN(): </text:span><text:span text:style-name="T16">"DE88 2008 0000 0970 3757 00"</text:span></text:p>
            </text:list-item>
            <text:list-item>
              <text:p text:style-name="P37"><text:span text:style-name="T5">getOwnLocation() </text:span><text:span text:style-name="T16">"Stadthausen"</text:span></text:p>
            </text:list-item>
            <text:list-item>
              <text:p text:style-name="P19"><text:span text:style-name="T5">getOwnOrganisationName(): </text:span><text:span text:style-name="T16">"Bei Spiel GmbH"</text:span></text:p>
            </text:list-item>
            <text:list-item>
              <text:p text:style-name="P37"><text:span text:style-name="T5">getOwnStreet() </text:span><text:span text:style-name="T16">"Ecke 12"</text:span></text:p>
            </text:list-item>
            <text:list-item>
              <text:p text:style-name="P19"><text:span text:style-name="T5">getOwnTaxID(): </text:span><text:span text:style-name="T16">"22/815/0815/4"</text:span></text:p>
            </text:list-item>
            <text:list-item>
              <text:p text:style-name="P19"><text:span text:style-name="T5">getOwnVATID(): </text:span><text:span text:style-name="T16">"DE136695976"</text:span></text:p>
            </text:list-item>
            <text:list-item>
              <text:p text:style-name="P37"><text:soft-page-break/><text:span text:style-name="T5">getOwnZIP() </text:span><text:span text:style-name="T16">"12345“</text:span></text:p>
            </text:list-item>
            <text:list-item>
              <text:p text:style-name="P19"><text:span text:style-name="T5">getRecipient(): </text:span><text:span text:style-name="T1">new</text:span><text:span text:style-name="T5"> Contact()</text:span></text:p>
            </text:list-item>
            <text:list-item>
              <text:p text:style-name="P19"><text:span text:style-name="T5">getTotal(): </text:span><text:span text:style-name="T1">new</text:span><text:span text:style-name="T5"> BigDecimal(</text:span><text:span text:style-name="T16">"496.00"</text:span><text:span text:style-name="T5">)</text:span></text:p>
            </text:list-item>
            <text:list-item>
              <text:p text:style-name="P37"><text:span text:style-name="T5">getTotalGross(): </text:span><text:span text:style-name="T1">new</text:span><text:span text:style-name="T5"> BigDecimal(</text:span><text:span text:style-name="T16">"571.04"</text:span><text:span text:style-name="T5">)</text:span></text:p>
            </text:list-item>
            <text:list-item>
              <text:p text:style-name="P31">getZFItems() of the main class can now create products and return them as a array of items:</text:p>
            </text:list-item>
          </text:list>
          <text:p text:style-name="P36"><text:span text:style-name="T5"><text:tab/><text:tab/>Item[] allItems=</text:span><text:span text:style-name="T1">new</text:span><text:span text:style-name="T5"> Item[3];</text:span></text:p>
        </text:list-item>
      </text:list>
      <text:p text:style-name="P4"><text:span text:style-name="T5"><text:tab/><text:tab/>Product desig<text:tab/>nProduct=</text:span><text:span text:style-name="T1">new</text:span><text:span text:style-name="T5"> Product(</text:span><text:span text:style-name="T16">""</text:span><text:span text:style-name="T5">, </text:span><text:span text:style-name="T16">"Künstlerische Gestaltung (Stunde)"</text:span><text:span text:style-name="T5">, </text:span><text:span text:style-name="T16">"HUR"</text:span><text:span text:style-name="T5">, </text:span><text:span text:style-name="T1">new</text:span><text:span text:style-name="T5"> BigDecimal(</text:span><text:span text:style-name="T16">"7.000000"</text:span><text:span text:style-name="T5">));</text:span></text:p>
      <text:p text:style-name="P4"><text:span text:style-name="T5"><text:tab/><text:tab/>Product balloonProduct=</text:span><text:span text:style-name="T1">new</text:span><text:span text:style-name="T5"> Product(</text:span><text:span text:style-name="T16">""</text:span><text:span text:style-name="T5">, </text:span><text:span text:style-name="T16">"Luftballon"</text:span><text:span text:style-name="T5">, </text:span><text:span text:style-name="T16">"C62"</text:span><text:span text:style-name="T5">, </text:span><text:span text:style-name="T1">new</text:span><text:span text:style-name="T5"> BigDecimal(</text:span><text:span text:style-name="T16">"19.000000"</text:span><text:span text:style-name="T5">));</text:span></text:p>
      <text:p text:style-name="P4"><text:span text:style-name="T5"><text:tab/><text:tab/>Product airProduct=</text:span><text:span text:style-name="T1">new</text:span><text:span text:style-name="T5"> Product(</text:span><text:span text:style-name="T16">""</text:span><text:span text:style-name="T5">, </text:span><text:span text:style-name="T16">"Heiße Luft pro Liter"</text:span><text:span text:style-name="T5">, </text:span><text:span text:style-name="T16">"LTR"</text:span><text:span text:style-name="T5">, </text:span><text:span text:style-name="T1">new</text:span><text:span text:style-name="T5"> BigDecimal(</text:span><text:span text:style-name="T16">"19.000000"</text:span><text:span text:style-name="T5">));</text:span></text:p>
      <text:p text:style-name="P2"><text:tab/><text:tab/></text:p>
      <text:p text:style-name="P4"><text:span text:style-name="T5"><text:tab/><text:tab/>allItems[0]=</text:span><text:span text:style-name="T1">new</text:span><text:span text:style-name="T5"> Item(</text:span><text:span text:style-name="T1">new</text:span><text:span text:style-name="T5"> BigDecimal(</text:span><text:span text:style-name="T16">"160"</text:span><text:span text:style-name="T5">), </text:span><text:span text:style-name="T1">new</text:span><text:span text:style-name="T5"> BigDecimal(</text:span><text:span text:style-name="T16">"171.20"</text:span><text:span text:style-name="T5">), </text:span><text:span text:style-name="T1">new</text:span><text:span text:style-name="T5"> BigDecimal(</text:span><text:span text:style-name="T16">"1"</text:span><text:span text:style-name="T5">), </text:span><text:span text:style-name="T1">new</text:span><text:span text:style-name="T5"> BigDecimal(</text:span><text:span text:style-name="T16">"171.20"</text:span><text:span text:style-name="T5">), designProduct);</text:span></text:p>
      <text:p text:style-name="P4"><text:span text:style-name="T5"><text:tab/><text:tab/>allItems[1]=</text:span><text:span text:style-name="T1">new</text:span><text:span text:style-name="T5"> Item(</text:span><text:span text:style-name="T1">new</text:span><text:span text:style-name="T5"> BigDecimal(</text:span><text:span text:style-name="T16">"0.79"</text:span><text:span text:style-name="T5">), </text:span><text:span text:style-name="T1">new</text:span><text:span text:style-name="T5"> BigDecimal(</text:span><text:span text:style-name="T16">"0.94"</text:span><text:span text:style-name="T5">), </text:span><text:span text:style-name="T1">new</text:span><text:span text:style-name="T5"> BigDecimal(</text:span><text:span text:style-name="T16">"400"</text:span><text:span text:style-name="T5">), </text:span><text:span text:style-name="T1">new</text:span><text:span text:style-name="T5"> BigDecimal(</text:span><text:span text:style-name="T16">"376.04"</text:span><text:span text:style-name="T5">), balloonProduct);</text:span></text:p>
      <text:p text:style-name="P4"><text:span text:style-name="T5"><text:tab/><text:tab/>allItems[2]=</text:span><text:span text:style-name="T1">new</text:span><text:span text:style-name="T5"> Item(</text:span><text:span text:style-name="T1">new</text:span><text:span text:style-name="T5"> BigDecimal(</text:span><text:span text:style-name="T16">"0.10"</text:span><text:span text:style-name="T5">), </text:span><text:span text:style-name="T1">new</text:span><text:span text:style-name="T5"> BigDecimal(</text:span><text:span text:style-name="T16">"0.12"</text:span><text:span text:style-name="T5">), </text:span><text:span text:style-name="T1">new</text:span><text:span text:style-name="T5"> BigDecimal(</text:span><text:span text:style-name="T16">"200"</text:span><text:span text:style-name="T5">), </text:span><text:span text:style-name="T1">new</text:span><text:span text:style-name="T5"> BigDecimal(</text:span><text:span text:style-name="T16">"23.80"</text:span><text:span text:style-name="T5">), airProduct);</text:span></text:p>
      <text:p text:style-name="P4"><text:span text:style-name="T5"><text:tab/><text:tab/></text:span><text:span text:style-name="T1">return</text:span><text:span text:style-name="T5"> allItems;</text:span></text:p>
      <text:list xml:id="list180502381341957" text:continue-numbering="true" text:style-name="L1">
        <text:list-header>
          <text:p text:style-name="P34"/>
          <text:p text:style-name="P17"><text:s/></text:p>
          <text:list text:continue-numbering="true">
            <text:list-item>
              <text:p text:style-name="P16">Now create a private void apply method </text:p>
            </text:list-item>
            <text:list-item>
              <text:p text:style-name="P16">Please instantiate this main MustangWriter class in the main method and invoke the apply() function. </text:p>
            </text:list-item>
            <text:list-item>
              <text:p text:style-name="P16">In the apply-method you can now</text:p>
              <text:list>
                <text:list-item>
                  <text:p text:style-name="P16">load a PDDocument </text:p>
                </text:list-item>
                <text:list-item>
                  <text:p text:style-name="P16">instantiate a ZUGFeRDExporter , </text:p>
                </text:list-item>
                <text:list-item>
                  <text:p text:style-name="P16">invoke the ZUGFeRDExporter's PDFmakeA3compliant (including the „Producer“, i.e. Application- and „Creator“ ,i.e. Author name parameters) and </text:p>
                </text:list-item>
                <text:list-item>
                  <text:p text:style-name="P16">finally use the PDFattachZugferdFile-method (with the IZUGFeRDExportableTransation, i.e. „this“ as parameter) and <text:s text:c="4"/><text:tab/><text:tab/></text:p>
                </text:list-item>
                <text:list-item>
                  <text:p text:style-name="P16">save the PDDocument again. The apply-method then looks – with according try/catch-blocks- as follows: <text:s text:c="2"/><text:tab/></text:p>
                </text:list-item>
              </text:list>
              <text:p text:style-name="P17">PDDocument doc; </text:p>
            </text:list-item>
          </text:list>
          <text:p text:style-name="P37"><text:span text:style-name="T1">try</text:span><text:span text:style-name="T5"> { </text:span></text:p>
          <text:p text:style-name="P37"><text:span text:style-name="T5"><text:tab/>System.</text:span><text:span text:style-name="T23">out</text:span><text:span text:style-name="T5">.println(</text:span><text:span text:style-name="T16">"Reading blank PDF"</text:span><text:span text:style-name="T5">);</text:span></text:p>
          <text:p text:style-name="P37"><text:span text:style-name="T5"><text:tab/>doc = PDDocument.</text:span><text:span text:style-name="T10">load</text:span><text:span text:style-name="T5">(</text:span><text:span text:style-name="T16">"./MustangGnuaccountingBeispielRE-20140703_502blanko.pdf"</text:span><text:span text:style-name="T5">); </text:span></text:p>
          <text:p text:style-name="P37"><text:span text:style-name="T5"><text:tab/><text:tab/><text:tab/></text:span><text:span text:style-name="T27">// automatically add </text:span><text:span text:style-name="T28">Zugferd</text:span><text:span text:style-name="T27"> to all outgoing invoices </text:span></text:p>
          <text:p text:style-name="P37"><text:span text:style-name="T5"><text:tab/>ZUGFeRDExporter ze = </text:span><text:span text:style-name="T1">new</text:span><text:span text:style-name="T5"> ZUGFeRDExporter(); </text:span></text:p>
          <text:p text:style-name="P37"><text:span text:style-name="T5"><text:tab/>System.</text:span><text:span text:style-name="T23">out</text:span><text:span text:style-name="T5">.println(</text:span><text:span text:style-name="T16">"Converting to PDF/A-3u"</text:span><text:span text:style-name="T5">);</text:span></text:p>
          <text:p text:style-name="P37"><text:span text:style-name="T5"><text:tab/>ze.PDFmakeA3compliant(doc, </text:span><text:span text:style-name="T16">"My Application"</text:span><text:span text:style-name="T5">, </text:span></text:p>
          <text:p text:style-name="P37"><text:span text:style-name="T5"><text:tab/><text:tab/><text:tab/><text:tab/><text:tab/>System.</text:span><text:span text:style-name="T10">getProperty</text:span><text:span text:style-name="T5">(</text:span><text:span text:style-name="T16">"user.name"</text:span><text:span text:style-name="T5">), </text:span><text:span text:style-name="T1">true</text:span><text:span text:style-name="T5">); </text:span></text:p>
          <text:p text:style-name="P37"><text:span text:style-name="T5"><text:tab/>System.</text:span><text:span text:style-name="T23">out</text:span><text:span text:style-name="T5">.println(</text:span><text:span text:style-name="T16">"Generating and attaching ZUGFeRD-Data"</text:span><text:span text:style-name="T5">);</text:span></text:p>
          <text:p text:style-name="P37"><text:span text:style-name="T5"><text:tab/>ze.PDFattachZugferdFile(doc, </text:span><text:span text:style-name="T1">this</text:span><text:span text:style-name="T5">); </text:span></text:p>
          <text:p text:style-name="P37"><text:span text:style-name="T5"><text:tab/>System.</text:span><text:span text:style-name="T23">out</text:span><text:span text:style-name="T5">.println(</text:span><text:span text:style-name="T16">"Writing ZUGFeRD-PDF"</text:span><text:span text:style-name="T5">);</text:span></text:p>
          <text:p text:style-name="P37"><text:soft-page-break/><text:span text:style-name="T5"><text:tab/>doc.save(</text:span><text:span text:style-name="T16">"./MustangGnuaccountingBeispielRE-20140703_502new.pdf"</text:span><text:span text:style-name="T5">); </text:span></text:p>
          <text:p text:style-name="P37"><text:span text:style-name="T5"><text:tab/>System.</text:span><text:span text:style-name="T23">out</text:span><text:span text:style-name="T5">.println(</text:span><text:span text:style-name="T16">"Done."</text:span><text:span text:style-name="T5">);<text:tab/><text:tab/><text:tab/></text:span></text:p>
          <text:p text:style-name="P37"><text:span text:style-name="T5">} </text:span><text:span text:style-name="T1">catch</text:span><text:span text:style-name="T5"> (IOException e) { </text:span></text:p>
          <text:p text:style-name="P33"><text:tab/>e.printStackTrace(); </text:p>
          <text:p text:style-name="P37"><text:span text:style-name="T5">} </text:span><text:span text:style-name="T1">catch</text:span><text:span text:style-name="T5"> (TransformerException e) { </text:span></text:p>
          <text:p text:style-name="P33"><text:tab/>e.printStackTrace(); </text:p>
          <text:p text:style-name="P37"><text:span text:style-name="T5">} </text:span><text:span text:style-name="T1">catch</text:span><text:span text:style-name="T5"> (COSVisitorException e) { </text:span></text:p>
          <text:p text:style-name="P33"><text:tab/>e.printStackTrace(); </text:p>
          <text:p text:style-name="P33">}</text:p>
          <text:list text:continue-numbering="true">
            <text:list-item>
              <text:p text:style-name="P16">CTRL+SHIFT+O again helps with the imports</text:p>
            </text:list-item>
            <text:list-item>
              <text:p text:style-name="P16">„My Application“ and <text:span text:style-name="T32">System.</text:span><text:span text:style-name="T31">getProperty</text:span><text:span text:style-name="T32">(</text:span><text:span text:style-name="T18">"user.name"</text:span><text:span text:style-name="T32">) are stored in the m</text:span>eta data as „Producer“ (producing application) respectively „Creator“ (author). Please adjust accordingly.</text:p>
            </text:list-item>
            <text:list-item>
              <text:p text:style-name="P16">Adjust the NOTICE-File and add it to your application.</text:p>
            </text:list-item>
          </text:list>
        </text:list-header>
      </text:list>
      <text:p text:style-name="P2"><text:tab/><text:tab/></text:p>
      <text:h text:style-name="Heading_20_3" text:outline-level="3"><text:bookmark-start text:name="__RefHeading__6945_418471081"/>Complete source code example for writing ZUGFeRD PDFs<text:bookmark-end text:name="__RefHeading__6945_418471081"/></text:h>
      <text:p text:style-name="Text_20_body"/>
      <text:p text:style-name="P5"><text:span text:style-name="T1">import</text:span><text:span text:style-name="T5"> java.io.IOException;</text:span></text:p>
      <text:p text:style-name="P5"><text:span text:style-name="T1">import</text:span><text:span text:style-name="T5"> java.math.BigDecimal;</text:span></text:p>
      <text:p text:style-name="P5"><text:span text:style-name="T1">import</text:span><text:span text:style-name="T5"> java.util.Calendar;</text:span></text:p>
      <text:p text:style-name="P5"><text:span text:style-name="T1">import</text:span><text:span text:style-name="T5"> java.util.Date;</text:span></text:p>
      <text:p text:style-name="P5"><text:span text:style-name="T1">import</text:span><text:span text:style-name="T5"> java.util.GregorianCalendar;</text:span></text:p>
      <text:p text:style-name="P5"/>
      <text:p text:style-name="P5"><text:span text:style-name="T1">import</text:span><text:span text:style-name="T5"> javax.xml.transform.TransformerException;</text:span></text:p>
      <text:p text:style-name="P5"/>
      <text:p text:style-name="P5"><text:span text:style-name="T1">import</text:span><text:span text:style-name="T5"> org.apache.pdfbox.exceptions.COSVisitorException;</text:span></text:p>
      <text:p text:style-name="P5"><text:span text:style-name="T1">import</text:span><text:span text:style-name="T5"> org.apache.pdfbox.pdmodel.PDDocument;</text:span></text:p>
      <text:p text:style-name="P5"><text:span text:style-name="T1">import</text:span><text:span text:style-name="T5"> org.mustangproject.ZUGFeRD.IZUGFeRDExportableContact;</text:span></text:p>
      <text:p text:style-name="P5"><text:span text:style-name="T1">import</text:span><text:span text:style-name="T5"> org.mustangproject.ZUGFeRD.IZUGFeRDExportableItem;</text:span></text:p>
      <text:p text:style-name="P5"><text:span text:style-name="T1">import</text:span><text:span text:style-name="T5"> org.mustangproject.ZUGFeRD.IZUGFeRDExportableProduct;</text:span></text:p>
      <text:p text:style-name="P5"><text:span text:style-name="T1">import</text:span><text:span text:style-name="T5"> org.mustangproject.ZUGFeRD.IZUGFeRDExportableTransaction;</text:span></text:p>
      <text:p text:style-name="P5"><text:span text:style-name="T1">import</text:span><text:span text:style-name="T5"> org.mustangproject.ZUGFeRD.ZUGFeRDExporter;</text:span></text:p>
      <text:p text:style-name="P5"/>
      <text:p text:style-name="P5"><text:span text:style-name="T1">public</text:span><text:span text:style-name="T5"> </text:span><text:span text:style-name="T1">class</text:span><text:span text:style-name="T5"> MustangWriter </text:span><text:span text:style-name="T1">implements</text:span><text:span text:style-name="T5"> IZUGFeRDExportableTransaction {</text:span></text:p>
      <text:p text:style-name="P5"/>
      <text:p text:style-name="P5"><text:span text:style-name="T5"><text:tab/></text:span><text:span text:style-name="T26">@Override</text:span></text:p>
      <text:p text:style-name="P5"><text:span text:style-name="T5"><text:tab/></text:span><text:span text:style-name="T1">public</text:span><text:span text:style-name="T5"> Date getDeliveryDate() {</text:span></text:p>
      <text:p text:style-name="P5"><text:span text:style-name="T5"><text:tab/><text:tab/></text:span><text:span text:style-name="T1">return</text:span><text:span text:style-name="T5"> </text:span><text:span text:style-name="T1">new</text:span><text:span text:style-name="T5"> GregorianCalendar(2014, Calendar.</text:span><text:span text:style-name="T23">JULY</text:span><text:span text:style-name="T5">, 3).getTime();</text:span></text:p>
      <text:p text:style-name="P3"><text:tab/>}</text:p>
      <text:p text:style-name="P5"/>
      <text:p text:style-name="P5"><text:span text:style-name="T5"><text:tab/></text:span><text:span text:style-name="T26">@Override</text:span></text:p>
      <text:p text:style-name="P5"><text:span text:style-name="T5"><text:tab/></text:span><text:span text:style-name="T1">public</text:span><text:span text:style-name="T5"> Date getDueDate() {</text:span></text:p>
      <text:p text:style-name="P5"><text:span text:style-name="T5"><text:tab/><text:tab/></text:span><text:span text:style-name="T1">return</text:span><text:span text:style-name="T5"> </text:span><text:span text:style-name="T1">new</text:span><text:span text:style-name="T5"> GregorianCalendar(2014, Calendar.</text:span><text:span text:style-name="T23">JULY</text:span><text:span text:style-name="T5">, 24).getTime();</text:span></text:p>
      <text:p text:style-name="P3"><text:tab/>}</text:p>
      <text:p text:style-name="P5"/>
      <text:p text:style-name="P5"><text:span text:style-name="T5"><text:tab/></text:span><text:span text:style-name="T26">@Override</text:span></text:p>
      <text:p text:style-name="P5"><text:span text:style-name="T5"><text:tab/></text:span><text:span text:style-name="T1">public</text:span><text:span text:style-name="T5"> Date getIssueDate() {</text:span></text:p>
      <text:p text:style-name="P5"><text:span text:style-name="T5"><text:tab/><text:tab/></text:span><text:span text:style-name="T1">return</text:span><text:span text:style-name="T5"> </text:span><text:span text:style-name="T1">new</text:span><text:span text:style-name="T5"> GregorianCalendar(2014, Calendar.</text:span><text:span text:style-name="T23">JULY</text:span><text:span text:style-name="T5">, 3).getTime();</text:span></text:p>
      <text:p text:style-name="P3"><text:tab/>}</text:p>
      <text:p text:style-name="P5"/>
      <text:p text:style-name="P5"><text:span text:style-name="T5"><text:tab/></text:span><text:span text:style-name="T26">@Override</text:span></text:p>
      <text:p text:style-name="P5"><text:span text:style-name="T5"><text:tab/></text:span><text:span text:style-name="T1">public</text:span><text:span text:style-name="T5"> String getNumber() {</text:span></text:p>
      <text:p text:style-name="P5"><text:span text:style-name="T5"><text:tab/><text:tab/></text:span><text:span text:style-name="T1">return</text:span><text:span text:style-name="T5"> </text:span><text:span text:style-name="T16">"RE-20140703/502"</text:span><text:span text:style-name="T5">;</text:span></text:p>
      <text:p text:style-name="P3"><text:tab/>}</text:p>
      <text:p text:style-name="P5"/>
      <text:p text:style-name="P5"><text:span text:style-name="T5"><text:tab/></text:span><text:span text:style-name="T26">@Override</text:span></text:p>
      <text:p text:style-name="P5"><text:span text:style-name="T5"><text:tab/></text:span><text:span text:style-name="T1">public</text:span><text:span text:style-name="T5"> String getOwnBIC() {</text:span></text:p>
      <text:p text:style-name="P5"><text:span text:style-name="T5"><text:tab/><text:tab/></text:span><text:span text:style-name="T1">return</text:span><text:span text:style-name="T5"> </text:span><text:span text:style-name="T16">"COBADEFXXX"</text:span><text:span text:style-name="T5">;</text:span></text:p>
      <text:p text:style-name="P3"><text:tab/>}</text:p>
      <text:p text:style-name="P5"><text:soft-page-break/></text:p>
      <text:p text:style-name="P5"><text:span text:style-name="T5"><text:tab/></text:span><text:span text:style-name="T26">@Override</text:span></text:p>
      <text:p text:style-name="P5"><text:span text:style-name="T5"><text:tab/></text:span><text:span text:style-name="T1">public</text:span><text:span text:style-name="T5"> String getOwnBankName() {</text:span></text:p>
      <text:p text:style-name="P5"><text:span text:style-name="T5"><text:tab/><text:tab/></text:span><text:span text:style-name="T1">return</text:span><text:span text:style-name="T5"> </text:span><text:span text:style-name="T16">"Commerzbank"</text:span><text:span text:style-name="T5">;</text:span></text:p>
      <text:p text:style-name="P3"><text:tab/>}</text:p>
      <text:p text:style-name="P5"/>
      <text:p text:style-name="P5"><text:span text:style-name="T5"><text:tab/></text:span><text:span text:style-name="T26">@Override</text:span></text:p>
      <text:p text:style-name="P5"><text:span text:style-name="T5"><text:tab/></text:span><text:span text:style-name="T1">public</text:span><text:span text:style-name="T5"> String getOwnCountry() {</text:span></text:p>
      <text:p text:style-name="P5"><text:span text:style-name="T5"><text:tab/><text:tab/></text:span><text:span text:style-name="T1">return</text:span><text:span text:style-name="T5"> </text:span><text:span text:style-name="T16">"DE"</text:span><text:span text:style-name="T5">;</text:span></text:p>
      <text:p text:style-name="P3"><text:tab/>}</text:p>
      <text:p text:style-name="P5"/>
      <text:p text:style-name="P5"><text:span text:style-name="T5"><text:tab/></text:span><text:span text:style-name="T26">@Override</text:span></text:p>
      <text:p text:style-name="P5"><text:span text:style-name="T5"><text:tab/></text:span><text:span text:style-name="T1">public</text:span><text:span text:style-name="T5"> String getOwnIBAN() {</text:span></text:p>
      <text:p text:style-name="P5"><text:span text:style-name="T5"><text:tab/><text:tab/></text:span><text:span text:style-name="T1">return</text:span><text:span text:style-name="T5"> </text:span><text:span text:style-name="T16">"DE88 2008 0000 0970 3757 00"</text:span><text:span text:style-name="T5">;</text:span></text:p>
      <text:p text:style-name="P3"><text:tab/>}</text:p>
      <text:p text:style-name="P5"/>
      <text:p text:style-name="P5"><text:span text:style-name="T5"><text:tab/></text:span><text:span text:style-name="T26">@Override</text:span></text:p>
      <text:p text:style-name="P5"><text:span text:style-name="T5"><text:tab/></text:span><text:span text:style-name="T1">public</text:span><text:span text:style-name="T5"> String getOwnLocation() {</text:span></text:p>
      <text:p text:style-name="P5"><text:span text:style-name="T5"><text:tab/><text:tab/></text:span><text:span text:style-name="T1">return</text:span><text:span text:style-name="T5"> </text:span><text:span text:style-name="T16">"Stadthausen"</text:span><text:span text:style-name="T5">;</text:span></text:p>
      <text:p text:style-name="P3"><text:tab/>}</text:p>
      <text:p text:style-name="P5"/>
      <text:p text:style-name="P5"><text:span text:style-name="T5"><text:tab/></text:span><text:span text:style-name="T26">@Override</text:span></text:p>
      <text:p text:style-name="P5"><text:span text:style-name="T5"><text:tab/></text:span><text:span text:style-name="T1">public</text:span><text:span text:style-name="T5"> String getOwnOrganisationName() {</text:span></text:p>
      <text:p text:style-name="P5"><text:span text:style-name="T5"><text:tab/><text:tab/></text:span><text:span text:style-name="T1">return</text:span><text:span text:style-name="T5"> </text:span><text:span text:style-name="T16">"Bei Spiel GmbH"</text:span><text:span text:style-name="T5">;</text:span></text:p>
      <text:p text:style-name="P3"><text:tab/>}</text:p>
      <text:p text:style-name="P5"/>
      <text:p text:style-name="P5"><text:span text:style-name="T5"><text:tab/></text:span><text:span text:style-name="T26">@Override</text:span></text:p>
      <text:p text:style-name="P5"><text:span text:style-name="T5"><text:tab/></text:span><text:span text:style-name="T1">public</text:span><text:span text:style-name="T5"> String getOwnStreet() {</text:span></text:p>
      <text:p text:style-name="P5"><text:span text:style-name="T5"><text:tab/><text:tab/></text:span><text:span text:style-name="T1">return</text:span><text:span text:style-name="T5"> </text:span><text:span text:style-name="T16">"Ecke 12"</text:span><text:span text:style-name="T5">;</text:span></text:p>
      <text:p text:style-name="P3"><text:tab/>}</text:p>
      <text:p text:style-name="P5"/>
      <text:p text:style-name="P5"><text:span text:style-name="T5"><text:tab/></text:span><text:span text:style-name="T26">@Override</text:span></text:p>
      <text:p text:style-name="P5"><text:span text:style-name="T5"><text:tab/></text:span><text:span text:style-name="T1">public</text:span><text:span text:style-name="T5"> String getOwnTaxID() {</text:span></text:p>
      <text:p text:style-name="P5"><text:span text:style-name="T5"><text:tab/><text:tab/></text:span><text:span text:style-name="T1">return</text:span><text:span text:style-name="T5"> </text:span><text:span text:style-name="T16">"22/815/0815/4"</text:span><text:span text:style-name="T5">;</text:span></text:p>
      <text:p text:style-name="P3"><text:tab/>}</text:p>
      <text:p text:style-name="P5"/>
      <text:p text:style-name="P5"><text:span text:style-name="T5"><text:tab/></text:span><text:span text:style-name="T26">@Override</text:span></text:p>
      <text:p text:style-name="P5"><text:span text:style-name="T5"><text:tab/></text:span><text:span text:style-name="T1">public</text:span><text:span text:style-name="T5"> String getOwnVATID() {</text:span></text:p>
      <text:p text:style-name="P5"><text:span text:style-name="T5"><text:tab/><text:tab/></text:span><text:span text:style-name="T1">return</text:span><text:span text:style-name="T5"> </text:span><text:span text:style-name="T16">"DE136695976"</text:span><text:span text:style-name="T5">;</text:span></text:p>
      <text:p text:style-name="P3"><text:tab/>}</text:p>
      <text:p text:style-name="P5"/>
      <text:p text:style-name="P5"><text:span text:style-name="T5"><text:tab/></text:span><text:span text:style-name="T26">@Override</text:span></text:p>
      <text:p text:style-name="P5"><text:span text:style-name="T5"><text:tab/></text:span><text:span text:style-name="T1">public</text:span><text:span text:style-name="T5"> String getOwnZIP() {</text:span></text:p>
      <text:p text:style-name="P5"><text:span text:style-name="T5"><text:tab/><text:tab/></text:span><text:span text:style-name="T1">return</text:span><text:span text:style-name="T5"> </text:span><text:span text:style-name="T16">"12345"</text:span><text:span text:style-name="T5">;</text:span></text:p>
      <text:p text:style-name="P3"><text:tab/>}</text:p>
      <text:p text:style-name="P5"/>
      <text:p text:style-name="P5"><text:span text:style-name="T5"><text:tab/></text:span><text:span text:style-name="T26">@Override</text:span></text:p>
      <text:p text:style-name="P5"><text:span text:style-name="T5"><text:tab/></text:span><text:span text:style-name="T1">public</text:span><text:span text:style-name="T5"> IZUGFeRDExportableContact getRecipient() {</text:span></text:p>
      <text:p text:style-name="P5"><text:span text:style-name="T5"><text:tab/><text:tab/></text:span><text:span text:style-name="T1">return</text:span><text:span text:style-name="T5"> </text:span><text:span text:style-name="T1">new</text:span><text:span text:style-name="T5"> Contact();</text:span></text:p>
      <text:p text:style-name="P3"><text:tab/>}</text:p>
      <text:p text:style-name="P5"/>
      <text:p text:style-name="P5"><text:span text:style-name="T5"><text:tab/></text:span><text:span text:style-name="T26">@Override</text:span></text:p>
      <text:p text:style-name="P5"><text:span text:style-name="T5"><text:tab/></text:span><text:span text:style-name="T1">public</text:span><text:span text:style-name="T5"> BigDecimal getTotal() {</text:span></text:p>
      <text:p text:style-name="P5"><text:span text:style-name="T5"><text:tab/><text:tab/></text:span><text:span text:style-name="T1">return</text:span><text:span text:style-name="T5"> </text:span><text:span text:style-name="T1">new</text:span><text:span text:style-name="T5"> BigDecimal(</text:span><text:span text:style-name="T16">"496.00"</text:span><text:span text:style-name="T5">);</text:span></text:p>
      <text:p text:style-name="P3"><text:tab/>}</text:p>
      <text:p text:style-name="P5"/>
      <text:p text:style-name="P5"><text:span text:style-name="T5"><text:tab/></text:span><text:span text:style-name="T26">@Override</text:span></text:p>
      <text:p text:style-name="P5"><text:span text:style-name="T5"><text:tab/></text:span><text:span text:style-name="T1">public</text:span><text:span text:style-name="T5"> BigDecimal getTotalGross() {</text:span></text:p>
      <text:p text:style-name="P5"><text:span text:style-name="T5"><text:tab/><text:tab/></text:span><text:span text:style-name="T1">return</text:span><text:span text:style-name="T5"> </text:span><text:span text:style-name="T1">new</text:span><text:span text:style-name="T5"> BigDecimal(</text:span><text:span text:style-name="T16">"571.04"</text:span><text:span text:style-name="T5">);</text:span></text:p>
      <text:p text:style-name="P3"><text:tab/>}</text:p>
      <text:p text:style-name="P5"/>
      <text:p text:style-name="P5"><text:span text:style-name="T5"><text:tab/></text:span><text:span text:style-name="T26">@Override</text:span></text:p>
      <text:p text:style-name="P5"><text:span text:style-name="T5"><text:tab/></text:span><text:span text:style-name="T1">public</text:span><text:span text:style-name="T5"> IZUGFeRDExportableItem[] getZFItems() {</text:span></text:p>
      <text:p text:style-name="P5"><text:span text:style-name="T5"><text:tab/><text:tab/>Item[] allItems=</text:span><text:span text:style-name="T1">new</text:span><text:span text:style-name="T5"> Item[3];</text:span></text:p>
      <text:p text:style-name="P5"><text:span text:style-name="T5"><text:tab/><text:tab/>Product designProduct=</text:span><text:span text:style-name="T1">new</text:span><text:span text:style-name="T5"> Product(</text:span><text:span text:style-name="T16">""</text:span><text:span text:style-name="T5">, </text:span><text:span text:style-name="T16">"Künstlerische Gestaltung (Stunde)"</text:span><text:span text:style-name="T5">, </text:span><text:span text:style-name="T16">"HUR"</text:span><text:span text:style-name="T5">, </text:span><text:span text:style-name="T1">new</text:span><text:span text:style-name="T5"> BigDecimal(</text:span><text:span text:style-name="T16">"7.000000"</text:span><text:span text:style-name="T5">));</text:span></text:p>
      <text:p text:style-name="P5"><text:span text:style-name="T5"><text:tab/><text:tab/>Product balloonProduct=</text:span><text:span text:style-name="T1">new</text:span><text:span text:style-name="T5"> Product(</text:span><text:span text:style-name="T16">""</text:span><text:span text:style-name="T5">, </text:span><text:span text:style-name="T16">"Luftballon"</text:span><text:span text:style-name="T5">, </text:span><text:span text:style-name="T16">"C62"</text:span><text:span text:style-name="T5">, </text:span><text:span text:style-name="T1">new</text:span><text:span text:style-name="T5"> BigDecimal(</text:span><text:span text:style-name="T16">"19.000000"</text:span><text:span text:style-name="T5">));</text:span></text:p>
      <text:p text:style-name="P5"><text:span text:style-name="T5"><text:tab/><text:tab/>Product airProduct=</text:span><text:span text:style-name="T1">new</text:span><text:span text:style-name="T5"> Product(</text:span><text:span text:style-name="T16">""</text:span><text:span text:style-name="T5">, </text:span><text:span text:style-name="T16">"Heiße Luft pro Liter"</text:span><text:span text:style-name="T5">, </text:span><text:span text:style-name="T16">"LTR"</text:span><text:span text:style-name="T5">, </text:span><text:span text:style-name="T1">new</text:span><text:span text:style-name="T5"> </text:span><text:soft-page-break/><text:span text:style-name="T5">BigDecimal(</text:span><text:span text:style-name="T16">"19.000000"</text:span><text:span text:style-name="T5">));</text:span></text:p>
      <text:p text:style-name="P3"><text:tab/><text:tab/></text:p>
      <text:p text:style-name="P5"><text:span text:style-name="T5"><text:tab/><text:tab/>allItems[0]=</text:span><text:span text:style-name="T1">new</text:span><text:span text:style-name="T5"> Item(</text:span><text:span text:style-name="T1">new</text:span><text:span text:style-name="T5"> BigDecimal(</text:span><text:span text:style-name="T16">"160"</text:span><text:span text:style-name="T5">), </text:span><text:span text:style-name="T1">new</text:span><text:span text:style-name="T5"> BigDecimal(</text:span><text:span text:style-name="T16">"171.20"</text:span><text:span text:style-name="T5">), </text:span><text:span text:style-name="T1">new</text:span><text:span text:style-name="T5"> BigDecimal(</text:span><text:span text:style-name="T16">"1"</text:span><text:span text:style-name="T5">), </text:span><text:span text:style-name="T1">new</text:span><text:span text:style-name="T5"> BigDecimal(</text:span><text:span text:style-name="T16">"171.20"</text:span><text:span text:style-name="T5">), designProduct);</text:span></text:p>
      <text:p text:style-name="P5"><text:span text:style-name="T5"><text:tab/><text:tab/>allItems[1]=</text:span><text:span text:style-name="T1">new</text:span><text:span text:style-name="T5"> Item(</text:span><text:span text:style-name="T1">new</text:span><text:span text:style-name="T5"> BigDecimal(</text:span><text:span text:style-name="T16">"0.79"</text:span><text:span text:style-name="T5">), </text:span><text:span text:style-name="T1">new</text:span><text:span text:style-name="T5"> BigDecimal(</text:span><text:span text:style-name="T16">"0.94"</text:span><text:span text:style-name="T5">), </text:span><text:span text:style-name="T1">new</text:span><text:span text:style-name="T5"> BigDecimal(</text:span><text:span text:style-name="T16">"400"</text:span><text:span text:style-name="T5">), </text:span><text:span text:style-name="T1">new</text:span><text:span text:style-name="T5"> BigDecimal(</text:span><text:span text:style-name="T16">"376.04"</text:span><text:span text:style-name="T5">), balloonProduct);</text:span></text:p>
      <text:p text:style-name="P5"><text:span text:style-name="T5"><text:tab/><text:tab/>allItems[2]=</text:span><text:span text:style-name="T1">new</text:span><text:span text:style-name="T5"> Item(</text:span><text:span text:style-name="T1">new</text:span><text:span text:style-name="T5"> BigDecimal(</text:span><text:span text:style-name="T16">"0.10"</text:span><text:span text:style-name="T5">), </text:span><text:span text:style-name="T1">new</text:span><text:span text:style-name="T5"> BigDecimal(</text:span><text:span text:style-name="T16">"0.12"</text:span><text:span text:style-name="T5">), </text:span><text:span text:style-name="T1">new</text:span><text:span text:style-name="T5"> BigDecimal(</text:span><text:span text:style-name="T16">"200"</text:span><text:span text:style-name="T5">), </text:span><text:span text:style-name="T1">new</text:span><text:span text:style-name="T5"> BigDecimal(</text:span><text:span text:style-name="T16">"23.80"</text:span><text:span text:style-name="T5">), airProduct);</text:span></text:p>
      <text:p text:style-name="P5"><text:span text:style-name="T5"><text:tab/><text:tab/></text:span><text:span text:style-name="T1">return</text:span><text:span text:style-name="T5"> allItems;</text:span></text:p>
      <text:p text:style-name="P3"><text:tab/>}</text:p>
      <text:p text:style-name="P5"/>
      <text:p text:style-name="P5"><text:span text:style-name="T5"><text:tab/></text:span><text:span text:style-name="T1">class</text:span><text:span text:style-name="T5"> Contact </text:span><text:span text:style-name="T1">implements</text:span><text:span text:style-name="T5"> IZUGFeRDExportableContact {</text:span></text:p>
      <text:p text:style-name="P5"/>
      <text:p text:style-name="P5"><text:span text:style-name="T5"><text:tab/><text:tab/></text:span><text:span text:style-name="T26">@Override</text:span></text:p>
      <text:p text:style-name="P5"><text:span text:style-name="T5"><text:tab/><text:tab/></text:span><text:span text:style-name="T1">public</text:span><text:span text:style-name="T5"> String getCountry() {</text:span></text:p>
      <text:p text:style-name="P5"><text:span text:style-name="T5"><text:tab/><text:tab/><text:tab/></text:span><text:span text:style-name="T1">return</text:span><text:span text:style-name="T5"> </text:span><text:span text:style-name="T16">"DE"</text:span><text:span text:style-name="T5">;</text:span></text:p>
      <text:p text:style-name="P3"><text:tab/><text:tab/>}</text:p>
      <text:p text:style-name="P5"/>
      <text:p text:style-name="P5"><text:span text:style-name="T5"><text:tab/><text:tab/></text:span><text:span text:style-name="T26">@Override</text:span></text:p>
      <text:p text:style-name="P5"><text:span text:style-name="T5"><text:tab/><text:tab/></text:span><text:span text:style-name="T1">public</text:span><text:span text:style-name="T5"> String getLocation() {</text:span></text:p>
      <text:p text:style-name="P5"><text:span text:style-name="T5"><text:tab/><text:tab/><text:tab/></text:span><text:span text:style-name="T1">return</text:span><text:span text:style-name="T5"> </text:span><text:span text:style-name="T16">"Spielkreis"</text:span><text:span text:style-name="T5">;</text:span></text:p>
      <text:p text:style-name="P3"><text:tab/><text:tab/>}</text:p>
      <text:p text:style-name="P5"/>
      <text:p text:style-name="P5"><text:span text:style-name="T5"><text:tab/><text:tab/></text:span><text:span text:style-name="T26">@Override</text:span></text:p>
      <text:p text:style-name="P5"><text:span text:style-name="T5"><text:tab/><text:tab/></text:span><text:span text:style-name="T1">public</text:span><text:span text:style-name="T5"> String getName() {</text:span></text:p>
      <text:p text:style-name="P5"><text:span text:style-name="T5"><text:tab/><text:tab/><text:tab/></text:span><text:span text:style-name="T1">return</text:span><text:span text:style-name="T5"> </text:span><text:span text:style-name="T16">"Theodor Est"</text:span><text:span text:style-name="T5">;</text:span></text:p>
      <text:p text:style-name="P3"><text:tab/><text:tab/>}</text:p>
      <text:p text:style-name="P5"/>
      <text:p text:style-name="P5"><text:span text:style-name="T5"><text:tab/><text:tab/></text:span><text:span text:style-name="T26">@Override</text:span></text:p>
      <text:p text:style-name="P5"><text:span text:style-name="T5"><text:tab/><text:tab/></text:span><text:span text:style-name="T1">public</text:span><text:span text:style-name="T5"> String getStreet() {</text:span></text:p>
      <text:p text:style-name="P5"><text:span text:style-name="T5"><text:tab/><text:tab/><text:tab/></text:span><text:span text:style-name="T1">return</text:span><text:span text:style-name="T5"> </text:span><text:span text:style-name="T16">"Bahnstr. 42"</text:span><text:span text:style-name="T5">;</text:span></text:p>
      <text:p text:style-name="P3"><text:tab/><text:tab/>}</text:p>
      <text:p text:style-name="P5"/>
      <text:p text:style-name="P5"><text:span text:style-name="T5"><text:tab/><text:tab/></text:span><text:span text:style-name="T26">@Override</text:span></text:p>
      <text:p text:style-name="P5"><text:span text:style-name="T5"><text:tab/><text:tab/></text:span><text:span text:style-name="T1">public</text:span><text:span text:style-name="T5"> String getVATID() {</text:span></text:p>
      <text:p text:style-name="P5"><text:span text:style-name="T5"><text:tab/><text:tab/><text:tab/></text:span><text:span text:style-name="T1">return</text:span><text:span text:style-name="T5"> </text:span><text:span text:style-name="T16">"DE999999999"</text:span><text:span text:style-name="T5">;</text:span></text:p>
      <text:p text:style-name="P3"><text:tab/><text:tab/>}</text:p>
      <text:p text:style-name="P5"/>
      <text:p text:style-name="P5"><text:span text:style-name="T5"><text:tab/><text:tab/></text:span><text:span text:style-name="T26">@Override</text:span></text:p>
      <text:p text:style-name="P5"><text:span text:style-name="T5"><text:tab/><text:tab/></text:span><text:span text:style-name="T1">public</text:span><text:span text:style-name="T5"> String getZIP() {</text:span></text:p>
      <text:p text:style-name="P5"><text:span text:style-name="T5"><text:tab/><text:tab/><text:tab/></text:span><text:span text:style-name="T1">return</text:span><text:span text:style-name="T5"> </text:span><text:span text:style-name="T16">"88802"</text:span><text:span text:style-name="T5">;</text:span></text:p>
      <text:p text:style-name="P3"><text:tab/><text:tab/>}</text:p>
      <text:p text:style-name="P3"><text:tab/>}</text:p>
      <text:p text:style-name="P5"/>
      <text:p text:style-name="P5"><text:span text:style-name="T5"><text:tab/></text:span><text:span text:style-name="T1">class</text:span><text:span text:style-name="T5"> Item </text:span><text:span text:style-name="T1">implements</text:span><text:span text:style-name="T5"> IZUGFeRDExportableItem {</text:span></text:p>
      <text:p text:style-name="P5"/>
      <text:p text:style-name="P5"><text:span text:style-name="T5"><text:tab/><text:tab/></text:span><text:span text:style-name="T1">public</text:span><text:span text:style-name="T5"> Item(BigDecimal price, BigDecimal priceGross,</text:span></text:p>
      <text:p text:style-name="P3"><text:tab/><text:tab/><text:tab/><text:tab/>BigDecimal quantity, BigDecimal totalGross, Product product) {</text:p>
      <text:p text:style-name="P5"><text:span text:style-name="T5"><text:tab/><text:tab/><text:tab/></text:span><text:span text:style-name="T1">super</text:span><text:span text:style-name="T5">();</text:span></text:p>
      <text:p text:style-name="P5"><text:span text:style-name="T5"><text:tab/><text:tab/><text:tab/></text:span><text:span text:style-name="T1">this</text:span><text:span text:style-name="T5">.</text:span><text:span text:style-name="T22">price</text:span><text:span text:style-name="T5"> = price;</text:span></text:p>
      <text:p text:style-name="P5"><text:span text:style-name="T5"><text:tab/><text:tab/><text:tab/></text:span><text:span text:style-name="T1">this</text:span><text:span text:style-name="T5">.</text:span><text:span text:style-name="T22">priceGross</text:span><text:span text:style-name="T5"> = priceGross;</text:span></text:p>
      <text:p text:style-name="P5"><text:span text:style-name="T5"><text:tab/><text:tab/><text:tab/></text:span><text:span text:style-name="T1">this</text:span><text:span text:style-name="T5">.</text:span><text:span text:style-name="T22">quantity</text:span><text:span text:style-name="T5"> = quantity;</text:span></text:p>
      <text:p text:style-name="P5"><text:span text:style-name="T5"><text:tab/><text:tab/><text:tab/></text:span><text:span text:style-name="T1">this</text:span><text:span text:style-name="T5">.</text:span><text:span text:style-name="T22">totalGross</text:span><text:span text:style-name="T5"> = totalGross;</text:span></text:p>
      <text:p text:style-name="P5"><text:span text:style-name="T5"><text:tab/><text:tab/><text:tab/></text:span><text:span text:style-name="T1">this</text:span><text:span text:style-name="T5">.</text:span><text:span text:style-name="T22">product</text:span><text:span text:style-name="T5"> = product;</text:span></text:p>
      <text:p text:style-name="P3"><text:tab/><text:tab/>}</text:p>
      <text:p text:style-name="P5"/>
      <text:p text:style-name="P5"><text:span text:style-name="T5"><text:tab/><text:tab/></text:span><text:span text:style-name="T1">private</text:span><text:span text:style-name="T5"> BigDecimal </text:span><text:span text:style-name="T22">price</text:span><text:span text:style-name="T5">, </text:span><text:span text:style-name="T22">priceGross</text:span><text:span text:style-name="T5">, </text:span><text:span text:style-name="T22">quantity</text:span><text:span text:style-name="T5">, </text:span><text:span text:style-name="T22">totalGross</text:span><text:span text:style-name="T5">;</text:span></text:p>
      <text:p text:style-name="P5"><text:span text:style-name="T5"><text:tab/><text:tab/></text:span><text:span text:style-name="T1">private</text:span><text:span text:style-name="T5"> Product </text:span><text:span text:style-name="T22">product</text:span><text:span text:style-name="T5">;</text:span></text:p>
      <text:p text:style-name="P5"/>
      <text:p text:style-name="P5"><text:span text:style-name="T5"><text:tab/><text:tab/></text:span><text:span text:style-name="T1">public</text:span><text:span text:style-name="T5"> BigDecimal getPrice() {</text:span></text:p>
      <text:p text:style-name="P5"><text:span text:style-name="T5"><text:tab/><text:tab/><text:tab/></text:span><text:span text:style-name="T1">return</text:span><text:span text:style-name="T5"> </text:span><text:span text:style-name="T22">price</text:span><text:span text:style-name="T5">;</text:span></text:p>
      <text:p text:style-name="P3"><text:tab/><text:tab/>}</text:p>
      <text:p text:style-name="P5"/>
      <text:p text:style-name="P5"><text:span text:style-name="T5"><text:tab/><text:tab/></text:span><text:span text:style-name="T1">public</text:span><text:span text:style-name="T5"> </text:span><text:span text:style-name="T1">void</text:span><text:span text:style-name="T5"> setPrice(BigDecimal price) {</text:span></text:p>
      <text:p text:style-name="P5"><text:span text:style-name="T5"><text:tab/><text:tab/><text:tab/></text:span><text:span text:style-name="T1">this</text:span><text:span text:style-name="T5">.</text:span><text:span text:style-name="T22">price</text:span><text:span text:style-name="T5"> = price;</text:span></text:p>
      <text:p text:style-name="P3"><text:tab/><text:tab/>}</text:p>
      <text:p text:style-name="P5"/>
      <text:p text:style-name="P5"><text:span text:style-name="T5"><text:tab/><text:tab/></text:span><text:span text:style-name="T1">public</text:span><text:span text:style-name="T5"> BigDecimal getPriceGross() {</text:span></text:p>
      <text:p text:style-name="P5"><text:span text:style-name="T5"><text:tab/><text:tab/><text:tab/></text:span><text:span text:style-name="T1">return</text:span><text:span text:style-name="T5"> </text:span><text:span text:style-name="T22">priceGross</text:span><text:span text:style-name="T5">;</text:span></text:p>
      <text:p text:style-name="P3"><text:soft-page-break/><text:tab/><text:tab/>}</text:p>
      <text:p text:style-name="P5"/>
      <text:p text:style-name="P5"><text:span text:style-name="T5"><text:tab/><text:tab/></text:span><text:span text:style-name="T1">public</text:span><text:span text:style-name="T5"> </text:span><text:span text:style-name="T1">void</text:span><text:span text:style-name="T5"> setPriceGross(BigDecimal priceGross) {</text:span></text:p>
      <text:p text:style-name="P5"><text:span text:style-name="T5"><text:tab/><text:tab/><text:tab/></text:span><text:span text:style-name="T1">this</text:span><text:span text:style-name="T5">.</text:span><text:span text:style-name="T22">priceGross</text:span><text:span text:style-name="T5"> = priceGross;</text:span></text:p>
      <text:p text:style-name="P3"><text:tab/><text:tab/>}</text:p>
      <text:p text:style-name="P5"/>
      <text:p text:style-name="P5"><text:span text:style-name="T5"><text:tab/><text:tab/></text:span><text:span text:style-name="T1">public</text:span><text:span text:style-name="T5"> BigDecimal getQuantity() {</text:span></text:p>
      <text:p text:style-name="P5"><text:span text:style-name="T5"><text:tab/><text:tab/><text:tab/></text:span><text:span text:style-name="T1">return</text:span><text:span text:style-name="T5"> </text:span><text:span text:style-name="T22">quantity</text:span><text:span text:style-name="T5">;</text:span></text:p>
      <text:p text:style-name="P3"><text:tab/><text:tab/>}</text:p>
      <text:p text:style-name="P5"/>
      <text:p text:style-name="P5"><text:span text:style-name="T5"><text:tab/><text:tab/></text:span><text:span text:style-name="T1">public</text:span><text:span text:style-name="T5"> </text:span><text:span text:style-name="T1">void</text:span><text:span text:style-name="T5"> setQuantity(BigDecimal quantity) {</text:span></text:p>
      <text:p text:style-name="P5"><text:span text:style-name="T5"><text:tab/><text:tab/><text:tab/></text:span><text:span text:style-name="T1">this</text:span><text:span text:style-name="T5">.</text:span><text:span text:style-name="T22">quantity</text:span><text:span text:style-name="T5"> = quantity;</text:span></text:p>
      <text:p text:style-name="P3"><text:tab/><text:tab/>}</text:p>
      <text:p text:style-name="P5"/>
      <text:p text:style-name="P5"><text:span text:style-name="T5"><text:tab/><text:tab/></text:span><text:span text:style-name="T1">public</text:span><text:span text:style-name="T5"> BigDecimal getTotalGross() {</text:span></text:p>
      <text:p text:style-name="P5"><text:span text:style-name="T5"><text:tab/><text:tab/><text:tab/></text:span><text:span text:style-name="T1">return</text:span><text:span text:style-name="T5"> </text:span><text:span text:style-name="T22">totalGross</text:span><text:span text:style-name="T5">;</text:span></text:p>
      <text:p text:style-name="P3"><text:tab/><text:tab/>}</text:p>
      <text:p text:style-name="P5"/>
      <text:p text:style-name="P5"><text:span text:style-name="T5"><text:tab/><text:tab/></text:span><text:span text:style-name="T1">public</text:span><text:span text:style-name="T5"> </text:span><text:span text:style-name="T1">void</text:span><text:span text:style-name="T5"> setTotalGross(BigDecimal totalGross) {</text:span></text:p>
      <text:p text:style-name="P5"><text:span text:style-name="T5"><text:tab/><text:tab/><text:tab/></text:span><text:span text:style-name="T1">this</text:span><text:span text:style-name="T5">.</text:span><text:span text:style-name="T22">totalGross</text:span><text:span text:style-name="T5"> = totalGross;</text:span></text:p>
      <text:p text:style-name="P3"><text:tab/><text:tab/>}</text:p>
      <text:p text:style-name="P5"/>
      <text:p text:style-name="P5"><text:span text:style-name="T5"><text:tab/><text:tab/></text:span><text:span text:style-name="T1">public</text:span><text:span text:style-name="T5"> Product getProduct() {</text:span></text:p>
      <text:p text:style-name="P5"><text:span text:style-name="T5"><text:tab/><text:tab/><text:tab/></text:span><text:span text:style-name="T1">return</text:span><text:span text:style-name="T5"> </text:span><text:span text:style-name="T22">product</text:span><text:span text:style-name="T5">;</text:span></text:p>
      <text:p text:style-name="P3"><text:tab/><text:tab/>}</text:p>
      <text:p text:style-name="P5"/>
      <text:p text:style-name="P5"><text:span text:style-name="T5"><text:tab/><text:tab/></text:span><text:span text:style-name="T1">public</text:span><text:span text:style-name="T5"> </text:span><text:span text:style-name="T1">void</text:span><text:span text:style-name="T5"> setProduct(Product product) {</text:span></text:p>
      <text:p text:style-name="P5"><text:span text:style-name="T5"><text:tab/><text:tab/><text:tab/></text:span><text:span text:style-name="T1">this</text:span><text:span text:style-name="T5">.</text:span><text:span text:style-name="T22">product</text:span><text:span text:style-name="T5"> = product;</text:span></text:p>
      <text:p text:style-name="P3"><text:tab/><text:tab/>}</text:p>
      <text:p text:style-name="P5"/>
      <text:p text:style-name="P3"><text:tab/>}</text:p>
      <text:p text:style-name="P5"/>
      <text:p text:style-name="P5"><text:span text:style-name="T5"><text:tab/></text:span><text:span text:style-name="T1">class</text:span><text:span text:style-name="T5"> Product </text:span><text:span text:style-name="T1">implements</text:span><text:span text:style-name="T5"> IZUGFeRDExportableProduct {</text:span></text:p>
      <text:p text:style-name="P5"><text:span text:style-name="T5"><text:tab/><text:tab/></text:span><text:span text:style-name="T1">private</text:span><text:span text:style-name="T5"> String </text:span><text:span text:style-name="T22">description</text:span><text:span text:style-name="T5">, </text:span><text:span text:style-name="T22">name</text:span><text:span text:style-name="T5">, </text:span><text:span text:style-name="T22">unit</text:span><text:span text:style-name="T5">;</text:span></text:p>
      <text:p text:style-name="P5"><text:span text:style-name="T5"><text:tab/><text:tab/></text:span><text:span text:style-name="T1">private</text:span><text:span text:style-name="T5"> BigDecimal </text:span><text:span text:style-name="T22">VATPercent</text:span><text:span text:style-name="T5">;</text:span></text:p>
      <text:p text:style-name="P5"/>
      <text:p text:style-name="P5"><text:span text:style-name="T5"><text:tab/><text:tab/></text:span><text:span text:style-name="T1">public</text:span><text:span text:style-name="T5"> Product(String description, String name, String unit,</text:span></text:p>
      <text:p text:style-name="P3"><text:tab/><text:tab/><text:tab/><text:tab/>BigDecimal VATPercent) {</text:p>
      <text:p text:style-name="P5"><text:span text:style-name="T5"><text:tab/><text:tab/><text:tab/></text:span><text:span text:style-name="T1">super</text:span><text:span text:style-name="T5">();</text:span></text:p>
      <text:p text:style-name="P5"><text:span text:style-name="T5"><text:tab/><text:tab/><text:tab/></text:span><text:span text:style-name="T1">this</text:span><text:span text:style-name="T5">.</text:span><text:span text:style-name="T22">description</text:span><text:span text:style-name="T5"> = description;</text:span></text:p>
      <text:p text:style-name="P5"><text:span text:style-name="T5"><text:tab/><text:tab/><text:tab/></text:span><text:span text:style-name="T1">this</text:span><text:span text:style-name="T5">.</text:span><text:span text:style-name="T22">name</text:span><text:span text:style-name="T5"> = name;</text:span></text:p>
      <text:p text:style-name="P5"><text:span text:style-name="T5"><text:tab/><text:tab/><text:tab/></text:span><text:span text:style-name="T1">this</text:span><text:span text:style-name="T5">.</text:span><text:span text:style-name="T22">unit</text:span><text:span text:style-name="T5"> = unit;</text:span></text:p>
      <text:p text:style-name="P5"><text:span text:style-name="T5"><text:tab/><text:tab/><text:tab/></text:span><text:span text:style-name="T1">this</text:span><text:span text:style-name="T5">.</text:span><text:span text:style-name="T22">VATPercent</text:span><text:span text:style-name="T5"> = VATPercent;</text:span></text:p>
      <text:p text:style-name="P3"><text:tab/><text:tab/>}</text:p>
      <text:p text:style-name="P3"><text:tab/><text:tab/></text:p>
      <text:p text:style-name="P5"><text:span text:style-name="T5"><text:tab/><text:tab/></text:span><text:span text:style-name="T1">public</text:span><text:span text:style-name="T5"> String getDescription() {</text:span></text:p>
      <text:p text:style-name="P5"><text:span text:style-name="T5"><text:tab/><text:tab/><text:tab/></text:span><text:span text:style-name="T1">return</text:span><text:span text:style-name="T5"> </text:span><text:span text:style-name="T22">description</text:span><text:span text:style-name="T5">;</text:span></text:p>
      <text:p text:style-name="P3"><text:tab/><text:tab/>}</text:p>
      <text:p text:style-name="P5"/>
      <text:p text:style-name="P5"><text:span text:style-name="T5"><text:tab/><text:tab/></text:span><text:span text:style-name="T1">public</text:span><text:span text:style-name="T5"> </text:span><text:span text:style-name="T1">void</text:span><text:span text:style-name="T5"> setDescription(String description) {</text:span></text:p>
      <text:p text:style-name="P5"><text:span text:style-name="T5"><text:tab/><text:tab/><text:tab/></text:span><text:span text:style-name="T1">this</text:span><text:span text:style-name="T5">.</text:span><text:span text:style-name="T22">description</text:span><text:span text:style-name="T5"> = description;</text:span></text:p>
      <text:p text:style-name="P3"><text:tab/><text:tab/>}</text:p>
      <text:p text:style-name="P5"/>
      <text:p text:style-name="P5"><text:span text:style-name="T5"><text:tab/><text:tab/></text:span><text:span text:style-name="T1">public</text:span><text:span text:style-name="T5"> String getName() {</text:span></text:p>
      <text:p text:style-name="P5"><text:span text:style-name="T5"><text:tab/><text:tab/><text:tab/></text:span><text:span text:style-name="T1">return</text:span><text:span text:style-name="T5"> </text:span><text:span text:style-name="T22">name</text:span><text:span text:style-name="T5">;</text:span></text:p>
      <text:p text:style-name="P3"><text:tab/><text:tab/>}</text:p>
      <text:p text:style-name="P5"/>
      <text:p text:style-name="P5"><text:span text:style-name="T5"><text:tab/><text:tab/></text:span><text:span text:style-name="T1">public</text:span><text:span text:style-name="T5"> </text:span><text:span text:style-name="T1">void</text:span><text:span text:style-name="T5"> setName(String name) {</text:span></text:p>
      <text:p text:style-name="P5"><text:span text:style-name="T5"><text:tab/><text:tab/><text:tab/></text:span><text:span text:style-name="T1">this</text:span><text:span text:style-name="T5">.</text:span><text:span text:style-name="T22">name</text:span><text:span text:style-name="T5"> = name;</text:span></text:p>
      <text:p text:style-name="P3"><text:tab/><text:tab/>}</text:p>
      <text:p text:style-name="P5"/>
      <text:p text:style-name="P5"><text:span text:style-name="T5"><text:tab/><text:tab/></text:span><text:span text:style-name="T1">public</text:span><text:span text:style-name="T5"> String getUnit() {</text:span></text:p>
      <text:p text:style-name="P5"><text:span text:style-name="T5"><text:tab/><text:tab/><text:tab/></text:span><text:span text:style-name="T1">return</text:span><text:span text:style-name="T5"> </text:span><text:span text:style-name="T22">unit</text:span><text:span text:style-name="T5">;</text:span></text:p>
      <text:p text:style-name="P3"><text:tab/><text:tab/>}</text:p>
      <text:p text:style-name="P5"/>
      <text:p text:style-name="P5"><text:span text:style-name="T5"><text:tab/><text:tab/></text:span><text:span text:style-name="T1">public</text:span><text:span text:style-name="T5"> </text:span><text:span text:style-name="T1">void</text:span><text:span text:style-name="T5"> setUnit(String unit) {</text:span></text:p>
      <text:p text:style-name="P5"><text:span text:style-name="T5"><text:tab/><text:tab/><text:tab/></text:span><text:span text:style-name="T1">this</text:span><text:span text:style-name="T5">.</text:span><text:span text:style-name="T22">unit</text:span><text:span text:style-name="T5"> = unit;</text:span></text:p>
      <text:p text:style-name="P3"><text:tab/><text:tab/>}</text:p>
      <text:p text:style-name="P5"/>
      <text:p text:style-name="P5"><text:soft-page-break/><text:span text:style-name="T5"><text:tab/><text:tab/></text:span><text:span text:style-name="T1">public</text:span><text:span text:style-name="T5"> BigDecimal getVATPercent() {</text:span></text:p>
      <text:p text:style-name="P5"><text:span text:style-name="T5"><text:tab/><text:tab/><text:tab/></text:span><text:span text:style-name="T1">return</text:span><text:span text:style-name="T5"> </text:span><text:span text:style-name="T22">VATPercent</text:span><text:span text:style-name="T5">;</text:span></text:p>
      <text:p text:style-name="P3"><text:tab/><text:tab/>}</text:p>
      <text:p text:style-name="P5"/>
      <text:p text:style-name="P5"><text:span text:style-name="T5"><text:tab/><text:tab/></text:span><text:span text:style-name="T1">public</text:span><text:span text:style-name="T5"> </text:span><text:span text:style-name="T1">void</text:span><text:span text:style-name="T5"> setVATPercent(BigDecimal vATPercent) {</text:span></text:p>
      <text:p text:style-name="P5"><text:span text:style-name="T5"><text:tab/><text:tab/><text:tab/></text:span><text:span text:style-name="T22">VATPercent</text:span><text:span text:style-name="T5"> = vATPercent;</text:span></text:p>
      <text:p text:style-name="P3"><text:tab/><text:tab/>}</text:p>
      <text:p text:style-name="P5"/>
      <text:p text:style-name="P3"><text:tab/>}</text:p>
      <text:p text:style-name="P5"/>
      <text:p text:style-name="P5"><text:span text:style-name="T5"><text:tab/></text:span><text:span text:style-name="T1">private</text:span><text:span text:style-name="T5"> </text:span><text:span text:style-name="T1">void</text:span><text:span text:style-name="T5"> apply() {</text:span></text:p>
      <text:p text:style-name="P3"><text:tab/><text:tab/>PDDocument doc; </text:p>
      <text:p text:style-name="P5"><text:span text:style-name="T5"><text:tab/><text:tab/></text:span><text:span text:style-name="T1">try</text:span><text:span text:style-name="T5"> { </text:span></text:p>
      <text:p text:style-name="P5"><text:span text:style-name="T5"><text:tab/><text:tab/><text:tab/>System.</text:span><text:span text:style-name="T23">out</text:span><text:span text:style-name="T5">.println(</text:span><text:span text:style-name="T16">"Reading blank PDF"</text:span><text:span text:style-name="T5">);</text:span></text:p>
      <text:p text:style-name="P5"><text:span text:style-name="T5"><text:tab/><text:tab/><text:tab/>doc = PDDocument.</text:span><text:span text:style-name="T10">load</text:span><text:span text:style-name="T5">(</text:span><text:span text:style-name="T16">"./MustangGnuaccountingBeispielRE-20140703_502blanko.pdf"</text:span><text:span text:style-name="T5">); </text:span></text:p>
      <text:p text:style-name="P5"><text:span text:style-name="T5"><text:tab/><text:tab/><text:tab/></text:span><text:span text:style-name="T27">// automatically add </text:span><text:span text:style-name="T28">Zugferd</text:span><text:span text:style-name="T27"> to all outgoing invoices </text:span></text:p>
      <text:p text:style-name="P5"><text:span text:style-name="T5"><text:tab/><text:tab/><text:tab/>ZUGFeRDExporter ze = </text:span><text:span text:style-name="T1">new</text:span><text:span text:style-name="T5"> ZUGFeRDExporter(); </text:span></text:p>
      <text:p text:style-name="P5"><text:span text:style-name="T5"><text:tab/><text:tab/><text:tab/>System.</text:span><text:span text:style-name="T23">out</text:span><text:span text:style-name="T5">.println(</text:span><text:span text:style-name="T16">"Converting to PDF/A-3u um"</text:span><text:span text:style-name="T5">);</text:span></text:p>
      <text:p text:style-name="P5"><text:span text:style-name="T5"><text:tab/><text:tab/><text:tab/>ze.PDFmakeA3compliant(doc, </text:span><text:span text:style-name="T16">"My Application"</text:span><text:span text:style-name="T5">, </text:span></text:p>
      <text:p text:style-name="P5"><text:span text:style-name="T5"><text:tab/><text:tab/><text:tab/><text:tab/><text:tab/>System.</text:span><text:span text:style-name="T10">getProperty</text:span><text:span text:style-name="T5">(</text:span><text:span text:style-name="T16">"user.name"</text:span><text:span text:style-name="T5">), </text:span><text:span text:style-name="T1">true</text:span><text:span text:style-name="T5">); </text:span></text:p>
      <text:p text:style-name="P5"><text:span text:style-name="T5"><text:tab/><text:tab/><text:tab/>System.</text:span><text:span text:style-name="T23">out</text:span><text:span text:style-name="T5">.println(</text:span><text:span text:style-name="T16">"Generating and attaching ZUGFeRD-Data"</text:span><text:span text:style-name="T5">);</text:span></text:p>
      <text:p text:style-name="P5"><text:span text:style-name="T5"><text:tab/><text:tab/><text:tab/>ze.PDFattachZugferdFile(doc, </text:span><text:span text:style-name="T1">this</text:span><text:span text:style-name="T5">); </text:span></text:p>
      <text:p text:style-name="P5"><text:span text:style-name="T5"><text:tab/><text:tab/><text:tab/>System.</text:span><text:span text:style-name="T23">out</text:span><text:span text:style-name="T5">.println(</text:span><text:span text:style-name="T16">"Writing ZUGFeRD-PDF"</text:span><text:span text:style-name="T5">);</text:span></text:p>
      <text:p text:style-name="P5"><text:span text:style-name="T5"><text:tab/><text:tab/><text:tab/>doc.save(</text:span><text:span text:style-name="T16">"./MustangGnuaccountingBeispielRE-20140703_502new.pdf"</text:span><text:span text:style-name="T5">); </text:span></text:p>
      <text:p text:style-name="P5"><text:span text:style-name="T5"><text:tab/><text:tab/><text:tab/>System.</text:span><text:span text:style-name="T23">out</text:span><text:span text:style-name="T5">.println(</text:span><text:span text:style-name="T16">"Done."</text:span><text:span text:style-name="T5">);<text:tab/><text:tab/><text:tab/></text:span></text:p>
      <text:p text:style-name="P5"><text:span text:style-name="T5"><text:tab/><text:tab/>} </text:span><text:span text:style-name="T1">catch</text:span><text:span text:style-name="T5"> (IOException e) { </text:span></text:p>
      <text:p text:style-name="P3"><text:tab/><text:tab/><text:tab/>e.printStackTrace(); </text:p>
      <text:p text:style-name="P5"><text:span text:style-name="T5"><text:tab/><text:tab/>} </text:span><text:span text:style-name="T1">catch</text:span><text:span text:style-name="T5"> (TransformerException e) { </text:span></text:p>
      <text:p text:style-name="P3"><text:tab/><text:tab/><text:tab/>e.printStackTrace(); </text:p>
      <text:p text:style-name="P5"><text:span text:style-name="T5"><text:tab/><text:tab/>} </text:span><text:span text:style-name="T1">catch</text:span><text:span text:style-name="T5"> (COSVisitorException e) { </text:span></text:p>
      <text:p text:style-name="P3"><text:tab/><text:tab/><text:tab/>e.printStackTrace(); </text:p>
      <text:p text:style-name="P3"><text:tab/><text:tab/>}</text:p>
      <text:p text:style-name="P5"/>
      <text:p text:style-name="P3"><text:tab/>}</text:p>
      <text:p text:style-name="P3"><text:tab/></text:p>
      <text:p text:style-name="P3"/>
      <text:p text:style-name="P5"><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5"><text:span text:style-name="T5"><text:tab/><text:tab/>MustangWriter mw=</text:span><text:span text:style-name="T1">new</text:span><text:span text:style-name="T5"> MustangWriter();<text:tab/></text:span></text:p>
      <text:p text:style-name="P3"><text:tab/><text:tab/>mw.apply();</text:p>
      <text:p text:style-name="P5"/>
      <text:p text:style-name="P3"><text:tab/>}</text:p>
      <text:p text:style-name="P5"/>
      <text:p text:style-name="P3">}</text:p>
      <text:h text:style-name="P26" text:outline-level="3"><text:bookmark-start text:name="__RefHeading__6979_418471081"/><text:span text:style-name="T39">Writing custom XML-Data</text:span><text:bookmark-end text:name="__RefHeading__6979_418471081"/></text:h>
      <text:p text:style-name="P22"><text:span text:style-name="T39">If you create your own ZUGFeRD-XML you can attach them using </text:span><text:span text:style-name="T13">setZUGFeRDXMLData</text:span>, <text:span text:style-name="T39">in this case </text:span><text:span text:style-name="T13"><text:s/>PDFattachZugferdFile </text:span><text:span text:style-name="T39">is invoked with a n</text:span>ull <text:span text:style-name="T39">argument as follows</text:span>:</text:p>
      <text:p text:style-name="P40"><text:span text:style-name="T12"><text:tab/><text:tab/><text:tab/> </text:span><text:span text:style-name="T14">doc</text:span><text:span text:style-name="T12"> = </text:span><text:span text:style-name="T14">PDDocument</text:span><text:span text:style-name="T12">.load(</text:span><text:span text:style-name="T20">"./</text:span><text:span text:style-name="T21">Source</text:span><text:span text:style-name="T20">.pdf"</text:span><text:span text:style-name="T12">);</text:span></text:p>
      <text:p text:style-name="P40"><text:span text:style-name="T12"><text:tab/> <text:s text:c="11"/></text:span><text:span text:style-name="T29">// automatically add </text:span><text:span text:style-name="T30">Zugferd</text:span><text:span text:style-name="T29"> to all outgoing invoices</text:span></text:p>
      <text:p text:style-name="P40"><text:span text:style-name="T12"><text:tab/> <text:s text:c="11"/></text:span><text:span text:style-name="T14">ZUGFeRDExporter</text:span><text:span text:style-name="T12"> </text:span><text:span text:style-name="T38">ze</text:span><text:span text:style-name="T12"> = </text:span><text:span text:style-name="T4">new</text:span><text:span text:style-name="T12"> </text:span><text:span text:style-name="T14">ZUGFeRDExporter</text:span><text:span text:style-name="T12">();</text:span></text:p>
      <text:p text:style-name="P40"><text:span text:style-name="T12"><text:tab/> <text:s text:c="11"/>System.</text:span><text:span text:style-name="T25">out</text:span><text:span text:style-name="T12">.println(</text:span><text:span text:style-name="T20">"Converting to PDF/A-3u"</text:span><text:span text:style-name="T12">);</text:span></text:p>
      <text:p text:style-name="P40"><text:span text:style-name="T12"><text:tab/> <text:s text:c="11"/></text:span><text:span text:style-name="T38">ze</text:span><text:span text:style-name="T12">.PDFmakeA3compliant(</text:span><text:span text:style-name="T14">doc</text:span><text:span text:style-name="T12">, </text:span><text:span text:style-name="T20">"My Application"</text:span><text:span text:style-name="T12">,</text:span></text:p>
      <text:p text:style-name="P40"><text:span text:style-name="T12"><text:tab/> <text:s text:c="19"/>System.</text:span><text:span text:style-name="T15">getProperty</text:span><text:span text:style-name="T12">(</text:span><text:span text:style-name="T20">"user.name"</text:span><text:span text:style-name="T12">), </text:span><text:span text:style-name="T4">true</text:span><text:span text:style-name="T12">);</text:span></text:p>
      <text:p text:style-name="P40"><text:span text:style-name="T12"><text:tab/> <text:s text:c="11"/>System.</text:span><text:span text:style-name="T25">out</text:span><text:span text:style-name="T12">.println(</text:span><text:span text:style-name="T20">"</text:span><text:span text:style-name="T21">A</text:span><text:span text:style-name="T20">ttaching ZUGFeRD-Data"</text:span><text:span text:style-name="T12">);</text:span></text:p>
      <text:p text:style-name="P40"><text:span text:style-name="T12"><text:tab/> <text:s text:c="11"/>String </text:span><text:span text:style-name="T38">ownZUGFeRDXML</text:span><text:span text:style-name="T12"> = </text:span><text:span text:style-name="T20">"&lt;some&gt;&lt;xml attrib='value'/&gt;&lt;/some&gt;"</text:span><text:span text:style-name="T12">;</text:span></text:p>
      <text:p text:style-name="P40"><text:span text:style-name="T12"><text:tab/> <text:s text:c="11"/></text:span><text:span text:style-name="T38">ze</text:span><text:span text:style-name="T12">.setZUGFeRDXMLData(</text:span><text:span text:style-name="T38">ownZUGFeRDXML</text:span><text:span text:style-name="T12">.getBytes());</text:span></text:p>
      <text:p text:style-name="P40"><text:span text:style-name="T12"><text:tab/> <text:s text:c="11"/></text:span><text:span text:style-name="T38">ze</text:span><text:span text:style-name="T12">.PDFattachZugferdFile(</text:span><text:span text:style-name="T14">doc</text:span><text:span text:style-name="T12">, </text:span><text:span text:style-name="T4">null</text:span><text:span text:style-name="T12">);</text:span></text:p>
      <text:p text:style-name="P40"><text:span text:style-name="T12"><text:tab/> <text:s text:c="11"/>System.</text:span><text:span text:style-name="T25">out</text:span><text:span text:style-name="T12">.println(</text:span><text:span text:style-name="T20">"Writing ZUGFeRD-PDF"</text:span><text:span text:style-name="T12">);</text:span></text:p>
      <text:p text:style-name="P39"><text:span text:style-name="T36"><text:tab/> <text:s text:c="11"/></text:span><text:span text:style-name="T37">doc</text:span><text:span text:style-name="T36">.save(</text:span><text:span text:style-name="T20">"./</text:span><text:span text:style-name="T21">Target</text:span><text:span text:style-name="T20">.pdf"</text:span><text:span text:style-name="T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ebdings" svg:font-family="Webdings" style:font-charset="x-symbol"/>
    <style:font-face style:name="Lohit Hindi1" svg:font-family="'Lohit Hindi'"/>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s/><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chen Staerk</meta:initial-creator>
    <meta:creation-date>2014-05-29T15:44:42</meta:creation-date>
    <dc:date>2015-03-31T18:05:02.075245151</dc:date>
    <dc:creator>Jochen Staerk</dc:creator>
    <meta:editing-duration>PT3H23M51S</meta:editing-duration>
    <meta:editing-cycles>38</meta:editing-cycles>
    <meta:generator>LibreOffice/4.3.3.2$Linux_X86_64 LibreOffice_project/430m0$Build-2</meta:generator>
    <meta:printed-by>Jochen Stärk</meta:printed-by>
    <meta:print-date>2014-07-06T11:49:33</meta:print-date>
    <meta:document-statistic meta:table-count="1" meta:image-count="0" meta:object-count="0" meta:page-count="11" meta:paragraph-count="492" meta:word-count="1884" meta:character-count="16898" meta:non-whitespace-character-count="14805"/>
    <meta:user-defined meta:name="state">defaultstate</meta:user-defined>
  </office:meta>
</office:document-meta>
</file>